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settings.xml" manifest:media-type="text/xml"/>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Pictures/10000001000003200000029B1ECA6BB0801519BB.png" manifest:media-type="image/png"/>
  <manifest:file-entry manifest:full-path="Pictures/10000001000000FA00000160D52C25DEA123B959.png" manifest:media-type="image/png"/>
  <manifest:file-entry manifest:full-path="Pictures/10000001000001A40000013C13FBA713B5B1E6CA.png" manifest:media-type="image/png"/>
  <manifest:file-entry manifest:full-path="Pictures/10000001000002520000034AE1080EB2379AABF3.png" manifest:media-type="image/png"/>
  <manifest:file-entry manifest:full-path="Pictures/10000001000001930000013B1BEA77CC1E715E96.png" manifest:media-type="image/png"/>
  <manifest:file-entry manifest:full-path="Pictures/1000000100000196000000E083657234CA581AA3.png" manifest:media-type="image/png"/>
  <manifest:file-entry manifest:full-path="Pictures/10000B51000029F6000017197975D50E0E165D97.svg" manifest:media-type="image/svg+xml"/>
  <manifest:file-entry manifest:full-path="Pictures/100007F20000415600005CAE410E202F120C0688.svg" manifest:media-type="image/svg+xml"/>
  <manifest:file-entry manifest:full-path="Pictures/10000001000001E00000010ED8DF599E66528756.png" manifest:media-type="image/png"/>
  <manifest:file-entry manifest:full-path="Pictures/10000001000002E8000002052701EA9B55BF893E.png" manifest:media-type="image/png"/>
  <manifest:file-entry manifest:full-path="Pictures/100000010000036300000241B8B3465EA67ACC0D.png" manifest:media-type="image/png"/>
  <manifest:file-entry manifest:full-path="Pictures/1000640A00005A8A00003C41BBA42F1955D604E1.svg" manifest:media-type="image/svg+xml"/>
  <manifest:file-entry manifest:full-path="content.xml" manifest:media-type="text/xml"/>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meta.xml" manifest:media-type="text/xml"/>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2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Thumbnails/thumbnail.png" manifest:media-type="image/png"/>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manifest.rdf" manifest:media-type="application/rdf+xml"/>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Footnote">
      <style:paragraph-properties fo:margin-left="0cm" fo:margin-right="0cm" fo:margin-top="0cm" fo:margin-bottom="0.199cm" style:contextual-spacing="false" fo:text-indent="0cm" style:auto-text-indent="false"/>
      <style:text-properties style:font-name="Times New Roman" fo:font-size="12pt" style:font-size-asian="12pt" style:font-size-complex="12pt"/>
    </style:style>
    <style:style style:name="P2" style:family="paragraph" style:parent-style-name="Standard">
      <style:paragraph-properties fo:margin-top="0cm" fo:margin-bottom="0.199cm" style:contextual-spacing="false"/>
      <style:text-properties style:font-name="Times New Roman" fo:font-size="12pt" fo:font-style="normal" fo:font-weight="normal" officeooo:paragraph-rsid="0012d0eb" style:font-size-asian="12pt" style:font-style-asian="normal" style:font-weight-asian="normal" style:font-size-complex="12pt" style:font-style-complex="normal" style:font-weight-complex="normal"/>
    </style:style>
    <style:style style:name="P3" style:family="paragraph" style:parent-style-name="Рис.">
      <style:paragraph-properties fo:text-align="center" style:justify-single-word="false"/>
      <style:text-properties style:font-name="Times New Roman" fo:font-size="14pt" fo:font-style="normal" style:font-size-asian="14pt" style:font-style-asian="normal" style:font-size-complex="14pt" style:font-style-complex="normal"/>
    </style:style>
    <style:style style:name="P4" style:family="paragraph" style:parent-style-name="Рис.">
      <style:paragraph-properties fo:text-align="center" style:justify-single-word="false"/>
      <style:text-properties style:font-name="Times New Roman" fo:font-size="14pt" fo:font-style="normal" officeooo:paragraph-rsid="002c6cc3" style:font-size-asian="14pt" style:font-style-asian="normal" style:font-size-complex="14pt" style:font-style-complex="normal"/>
    </style:style>
    <style:style style:name="P5" style:family="paragraph" style:parent-style-name="Рис.">
      <style:paragraph-properties fo:text-align="center" style:justify-single-word="false"/>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6"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25fb02" style:font-size-asian="14pt" style:font-style-asian="normal" style:font-weight-asian="normal" style:font-size-complex="14pt"/>
    </style:style>
    <style:style style:name="P7"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25fb02" style:font-size-asian="12.25pt" style:font-style-asian="normal" style:font-weight-asian="normal" style:font-size-complex="14pt"/>
    </style:style>
    <style:style style:name="P8"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2734e6" officeooo:paragraph-rsid="002734e6" style:font-size-asian="14pt" style:font-style-asian="normal" style:font-weight-asian="bold" style:font-size-complex="14pt" style:font-weight-complex="bold"/>
    </style:style>
    <style:style style:name="P9"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2734e6" officeooo:paragraph-rsid="002a1d5d" style:font-size-asian="14pt" style:font-style-asian="normal" style:font-weight-asian="bold" style:font-size-complex="14pt" style:font-weight-complex="bold"/>
    </style:style>
    <style:style style:name="P10"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2a1d5d" officeooo:paragraph-rsid="002a1d5d" style:font-size-asian="14pt" style:font-style-asian="normal" style:font-weight-asian="bold" style:font-size-complex="14pt" style:font-weight-complex="bold"/>
    </style:style>
    <style:style style:name="P11" style:family="paragraph" style:parent-style-name="Text_20_body">
      <style:paragraph-properties fo:text-align="center" style:justify-single-word="false"/>
      <style:text-properties style:font-name="Times New Roman" fo:font-size="14pt" officeooo:rsid="0012c21c" officeooo:paragraph-rsid="0012d0eb" style:font-size-asian="14pt" style:font-size-complex="14pt"/>
    </style:style>
    <style:style style:name="P12" style:family="paragraph" style:parent-style-name="Text_20_body">
      <style:paragraph-properties fo:text-align="justify" style:justify-single-word="false"/>
      <style:text-properties style:font-name="Times New Roman" fo:font-size="14pt" officeooo:rsid="0012c21c" officeooo:paragraph-rsid="0012c21c" style:font-size-asian="14pt" style:font-size-complex="14pt"/>
    </style:style>
    <style:style style:name="P13" style:family="paragraph" style:parent-style-name="Text_20_body">
      <style:paragraph-properties fo:text-align="justify" style:justify-single-word="false"/>
      <style:text-properties style:font-name="Times New Roman" fo:font-size="14pt" officeooo:rsid="0012c21c" officeooo:paragraph-rsid="0012d0eb" style:font-size-asian="14pt" style:font-size-complex="14pt"/>
    </style:style>
    <style:style style:name="P14" style:family="paragraph" style:parent-style-name="Text_20_body">
      <style:paragraph-properties fo:text-align="center" style:justify-single-word="false"/>
      <style:text-properties style:font-name="Times New Roman" fo:font-size="14pt" officeooo:rsid="00154bc8" officeooo:paragraph-rsid="00154bc8" style:font-size-asian="14pt" style:font-size-complex="14pt"/>
    </style:style>
    <style:style style:name="P15" style:family="paragraph" style:parent-style-name="Text_20_body">
      <style:paragraph-properties fo:text-align="center" style:justify-single-word="false"/>
      <style:text-properties style:font-name="Times New Roman" fo:font-size="14pt" officeooo:rsid="00154bc8" officeooo:paragraph-rsid="0016ffaa" style:font-size-asian="14pt" style:font-size-complex="14pt"/>
    </style:style>
    <style:style style:name="P16" style:family="paragraph" style:parent-style-name="Text_20_body">
      <style:paragraph-properties fo:text-align="justify" style:justify-single-word="false"/>
      <style:text-properties style:font-name="Times New Roman" fo:font-size="14pt" officeooo:rsid="00154bc8" officeooo:paragraph-rsid="00154bc8" style:font-size-asian="14pt" style:font-size-complex="14pt"/>
    </style:style>
    <style:style style:name="P17" style:family="paragraph" style:parent-style-name="Text_20_body">
      <style:paragraph-properties fo:margin-top="0cm" fo:margin-bottom="0.06cm" style:contextual-spacing="false" fo:line-height="115%" fo:text-align="justify" style:justify-single-word="false"/>
      <style:text-properties style:font-name="Times New Roman" fo:font-size="14pt" officeooo:rsid="000dd82a" officeooo:paragraph-rsid="000dd82a" style:font-size-asian="14pt" style:font-size-complex="14pt"/>
    </style:style>
    <style:style style:name="P18" style:family="paragraph" style:parent-style-name="Text_20_body">
      <style:paragraph-properties fo:text-align="center" style:justify-single-word="false"/>
      <style:text-properties style:font-name="Times New Roman" fo:font-size="14pt" officeooo:rsid="00188342" officeooo:paragraph-rsid="001cb286" style:font-size-asian="14pt" style:font-size-complex="14pt"/>
    </style:style>
    <style:style style:name="P19" style:family="paragraph" style:parent-style-name="Text_20_body">
      <style:paragraph-properties fo:text-align="justify" style:justify-single-word="false"/>
      <style:text-properties style:font-name="Times New Roman" fo:font-size="14pt" officeooo:rsid="001809b7" officeooo:paragraph-rsid="001fd677" style:font-size-asian="14pt" style:font-size-complex="14pt"/>
    </style:style>
    <style:style style:name="P20"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style:font-name="Times New Roman" fo:font-size="14pt" officeooo:rsid="000fbbcc" officeooo:paragraph-rsid="000dd82a" style:font-size-asian="14pt" style:font-size-complex="14pt"/>
    </style:style>
    <style:style style:name="P21" style:family="paragraph" style:parent-style-name="Text_20_body">
      <style:paragraph-properties fo:text-align="justify" style:justify-single-word="false"/>
      <style:text-properties style:font-name="Times New Roman" fo:font-size="14pt" officeooo:rsid="00213ed8" officeooo:paragraph-rsid="00213ed8" style:font-size-asian="14pt" style:font-size-complex="14pt"/>
    </style:style>
    <style:style style:name="P22"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style:font-name="Times New Roman" fo:font-size="14pt" officeooo:rsid="0022ebec" officeooo:paragraph-rsid="0022ebec" style:font-size-asian="14pt" style:font-size-complex="14pt"/>
    </style:style>
    <style:style style:name="P23"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ext-properties style:font-name="Times New Roman" fo:font-size="14pt" officeooo:rsid="0022ebec" officeooo:paragraph-rsid="0022ebec" style:font-size-asian="14pt" style:font-size-complex="14pt"/>
    </style:style>
    <style:style style:name="P24" style:family="paragraph" style:parent-style-name="Text_20_body">
      <style:paragraph-properties fo:text-align="justify" style:justify-single-word="false"/>
      <style:text-properties style:font-name="Times New Roman" fo:font-size="14pt" officeooo:rsid="00180112" officeooo:paragraph-rsid="00180112" style:font-size-asian="14pt" style:font-size-complex="14pt"/>
    </style:style>
    <style:style style:name="P25" style:family="paragraph" style:parent-style-name="Text_20_body">
      <loext:graphic-properties draw:fill="none"/>
      <style:paragraph-properties fo:margin-left="0cm" fo:margin-right="-0.101cm" fo:margin-top="0cm" fo:margin-bottom="0.247cm" style:contextual-spacing="false" fo:line-height="108%" fo:text-align="center" style:justify-single-word="false" fo:text-indent="0cm" style:auto-text-indent="false" fo:background-color="transparent"/>
      <style:text-properties style:font-name="Times New Roman" fo:font-size="14pt" officeooo:rsid="001fd677" officeooo:paragraph-rsid="0016ffaa" style:font-size-asian="14pt" style:font-size-complex="14pt"/>
    </style:style>
    <style:style style:name="P26" style:family="paragraph" style:parent-style-name="Text_20_body">
      <loext:graphic-properties draw:fill="none"/>
      <style:paragraph-properties fo:margin-left="0cm" fo:margin-right="0cm" fo:margin-top="0cm" fo:margin-bottom="0.247cm" style:contextual-spacing="false" fo:line-height="115%" fo:text-align="start" style:justify-single-word="false" fo:text-indent="0cm" style:auto-text-indent="false" fo:background-color="transparent"/>
      <style:text-properties style:font-name="Times New Roman" fo:font-size="14pt" officeooo:rsid="00235bf6" officeooo:paragraph-rsid="0023c2af" style:font-size-asian="14pt" style:font-size-complex="14pt"/>
    </style:style>
    <style:style style:name="P27" style:family="paragraph" style:parent-style-name="Text_20_body">
      <style:paragraph-properties fo:text-align="center" style:justify-single-word="false"/>
      <style:text-properties style:font-name="Times New Roman" fo:font-size="14pt" fo:font-weight="bold" officeooo:rsid="0016ffaa" officeooo:paragraph-rsid="001809b7" style:font-size-asian="14pt" style:font-weight-asian="bold" style:font-size-complex="14pt" style:font-weight-complex="bold"/>
    </style:style>
    <style:style style:name="P28" style:family="paragraph" style:parent-style-name="Text_20_body">
      <style:paragraph-properties fo:text-align="justify" style:justify-single-word="false"/>
      <style:text-properties style:font-name="Times New Roman" fo:font-size="14pt" officeooo:rsid="0012c21c" officeooo:paragraph-rsid="0012d0eb" style:font-size-asian="12.25pt" style:font-size-complex="14pt"/>
    </style:style>
    <style:style style:name="P29" style:family="paragraph" style:parent-style-name="Text_20_body">
      <style:paragraph-properties fo:margin-top="0cm" fo:margin-bottom="0.06cm" style:contextual-spacing="false" fo:line-height="115%" fo:text-align="justify" style:justify-single-word="false"/>
      <style:text-properties style:font-name="Times New Roman" fo:font-size="8pt" officeooo:rsid="000dd82a" officeooo:paragraph-rsid="000dd82a" style:font-size-asian="7pt" style:font-size-complex="8pt"/>
    </style:style>
    <style:style style:name="P30" style:family="paragraph" style:parent-style-name="Text_20_body">
      <style:paragraph-properties fo:text-align="justify" style:justify-single-word="false"/>
      <style:text-properties style:font-name="Times New Roman" fo:font-size="8pt" officeooo:rsid="001174de" officeooo:paragraph-rsid="000dd82a" style:font-size-asian="7pt" style:font-size-complex="8pt"/>
    </style:style>
    <style:style style:name="P31" style:family="paragraph" style:parent-style-name="Text_20_body">
      <style:paragraph-properties fo:text-align="justify" style:justify-single-word="false"/>
      <style:text-properties style:font-name="Times New Roman" fo:font-size="8pt" officeooo:rsid="0012c21c" officeooo:paragraph-rsid="0012d0eb" style:font-size-asian="7pt" style:font-size-complex="8pt"/>
    </style:style>
    <style:style style:name="P32"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style:font-name="Times New Roman" fo:font-size="8pt" officeooo:rsid="001cb286" officeooo:paragraph-rsid="0016ffaa" style:font-size-asian="7pt" style:font-size-complex="8pt"/>
    </style:style>
    <style:style style:name="P33" style:family="paragraph" style:parent-style-name="Text_20_body">
      <style:paragraph-properties fo:text-align="justify" style:justify-single-word="false"/>
      <style:text-properties style:font-name="Times New Roman" fo:font-size="8pt" officeooo:rsid="001cb286" officeooo:paragraph-rsid="001cb286" style:font-size-asian="7pt" style:font-size-complex="8pt"/>
    </style:style>
    <style:style style:name="P34" style:family="paragraph" style:parent-style-name="Text_20_body">
      <style:paragraph-properties fo:text-align="center" style:justify-single-word="false"/>
      <style:text-properties style:font-name="Times New Roman" fo:font-size="8pt" officeooo:rsid="00188342" officeooo:paragraph-rsid="001cb286" style:font-size-asian="7pt" style:font-size-complex="8pt"/>
    </style:style>
    <style:style style:name="P35" style:family="paragraph" style:parent-style-name="Text_20_body">
      <style:paragraph-properties fo:text-align="justify" style:justify-single-word="false"/>
      <style:text-properties style:font-name="Times New Roman" fo:font-size="8pt" officeooo:rsid="00188342" officeooo:paragraph-rsid="0016ffaa" style:font-size-asian="7pt" style:font-size-complex="8pt"/>
    </style:style>
    <style:style style:name="P36" style:family="paragraph" style:parent-style-name="Text_20_body">
      <style:paragraph-properties fo:text-align="justify" style:justify-single-word="false"/>
      <style:text-properties style:font-name="Times New Roman" fo:font-size="8pt" officeooo:rsid="001de9cc" officeooo:paragraph-rsid="0016ffaa" style:font-size-asian="7pt" style:font-size-complex="8pt"/>
    </style:style>
    <style:style style:name="P37" style:family="paragraph" style:parent-style-name="Text_20_body">
      <style:paragraph-properties fo:text-align="justify" style:justify-single-word="false"/>
      <style:text-properties style:font-name="Times New Roman" fo:font-size="8pt" officeooo:rsid="001de9cc" officeooo:paragraph-rsid="00188342" style:font-size-asian="7pt" style:font-size-complex="8pt"/>
    </style:style>
    <style:style style:name="P38"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style:font-name="Times New Roman" fo:font-size="8pt" officeooo:rsid="001fd677" officeooo:paragraph-rsid="0016ffaa" style:font-size-asian="7pt" style:font-size-complex="8pt"/>
    </style:style>
    <style:style style:name="P39"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8pt" fo:font-style="normal" fo:font-weight="normal" officeooo:rsid="0023c2af" officeooo:paragraph-rsid="0025fb02" style:font-size-asian="7pt" style:font-style-asian="normal" style:font-weight-asian="normal" style:font-size-complex="8pt"/>
    </style:style>
    <style:style style:name="P40" style:family="paragraph" style:parent-style-name="Text_20_body">
      <style:paragraph-properties fo:text-align="justify" style:justify-single-word="false"/>
      <style:text-properties officeooo:rsid="000dd82a" officeooo:paragraph-rsid="000dd82a"/>
    </style:style>
    <style:style style:name="P41" style:family="paragraph" style:parent-style-name="Text_20_body">
      <style:paragraph-properties fo:text-align="justify" style:justify-single-word="false"/>
      <style:text-properties officeooo:paragraph-rsid="0012d0eb"/>
    </style:style>
    <style:style style:name="P42" style:family="paragraph" style:parent-style-name="Text_20_body">
      <style:paragraph-properties fo:text-align="justify" style:justify-single-word="false"/>
      <style:text-properties officeooo:rsid="0016ffaa" officeooo:paragraph-rsid="0016ffaa"/>
    </style:style>
    <style:style style:name="P43" style:family="paragraph" style:parent-style-name="Text_20_body">
      <style:paragraph-properties fo:text-align="justify" style:justify-single-word="false"/>
      <style:text-properties officeooo:rsid="0016ffaa" officeooo:paragraph-rsid="00188342"/>
    </style:style>
    <style:style style:name="P44" style:family="paragraph" style:parent-style-name="Text_20_body">
      <style:paragraph-properties fo:text-align="justify" style:justify-single-word="false"/>
      <style:text-properties officeooo:rsid="0016ffaa" officeooo:paragraph-rsid="001cb286"/>
    </style:style>
    <style:style style:name="P45" style:family="paragraph" style:parent-style-name="Text_20_body">
      <style:paragraph-properties fo:text-align="center" style:justify-single-word="false"/>
      <style:text-properties officeooo:rsid="0016ffaa" officeooo:paragraph-rsid="001cb286"/>
    </style:style>
    <style:style style:name="P46" style:family="paragraph" style:parent-style-name="Text_20_body" style:master-page-name="">
      <loext:graphic-properties draw:fill="none"/>
      <style:paragraph-properties fo:margin-left="0.101cm" fo:margin-right="-0.101cm" fo:margin-top="0cm" fo:margin-bottom="0.349cm" style:contextual-spacing="false" fo:line-height="108%" fo:text-align="justify" style:justify-single-word="false" fo:text-indent="0cm" style:auto-text-indent="false" style:page-number="auto" fo:background-color="transparent"/>
      <style:text-properties officeooo:rsid="0016ffaa" officeooo:paragraph-rsid="0016ffaa"/>
    </style:style>
    <style:style style:name="P47"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officeooo:rsid="0016ffaa" officeooo:paragraph-rsid="0016ffaa"/>
    </style:style>
    <style:style style:name="P48" style:family="paragraph" style:parent-style-name="Text_20_body">
      <loext:graphic-properties draw:fill="none"/>
      <style:paragraph-properties fo:margin-left="0.101cm" fo:margin-right="-0.101cm" fo:margin-top="0cm" fo:margin-bottom="0.349cm" style:contextual-spacing="false" fo:line-height="108%" fo:text-align="center" style:justify-single-word="false" fo:text-indent="0cm" style:auto-text-indent="false" fo:background-color="transparent"/>
      <style:text-properties fo:font-weight="bold" officeooo:rsid="001de9cc" officeooo:paragraph-rsid="001de9cc" style:font-weight-asian="bold" style:font-weight-complex="bold"/>
    </style:style>
    <style:style style:name="P49"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officeooo:paragraph-rsid="002a7b3b"/>
    </style:style>
    <style:style style:name="P50" style:family="paragraph" style:parent-style-name="Heading_20_1">
      <style:paragraph-properties fo:text-align="center" style:justify-single-word="false"/>
      <style:text-properties officeooo:paragraph-rsid="000dd82a"/>
    </style:style>
    <style:style style:name="P51" style:family="paragraph" style:parent-style-name="Heading_20_1">
      <style:paragraph-properties fo:text-align="center" style:justify-single-word="false"/>
      <style:text-properties style:font-name="Times New Roman" fo:font-size="14pt" officeooo:rsid="0012c21c" officeooo:paragraph-rsid="0012c21c" style:font-size-asian="14pt" style:font-size-complex="14pt"/>
    </style:style>
    <style:style style:name="P52" style:family="paragraph" style:parent-style-name="Heading_20_2">
      <style:paragraph-properties fo:text-align="center" style:justify-single-word="false"/>
      <style:text-properties style:font-name="Times New Roman" fo:font-size="14pt" officeooo:rsid="00154bc8" officeooo:paragraph-rsid="00154bc8" style:font-size-asian="14pt" style:font-size-complex="14pt"/>
    </style:style>
    <style:style style:name="P53" style:family="paragraph" style:parent-style-name="Standard">
      <loext:graphic-properties draw:fill="none"/>
      <style:paragraph-properties fo:margin-top="0cm" fo:margin-bottom="0.247cm" style:contextual-spacing="false" fo:line-height="115%" fo:text-align="start" style:justify-single-word="false" fo:background-color="transparent"/>
      <style:text-properties style:font-name="Times New Roman" fo:font-size="14pt" fo:font-style="normal" fo:font-weight="normal" officeooo:rsid="0023c2af" officeooo:paragraph-rsid="003682b0" style:font-size-asian="14pt" style:font-style-asian="normal" style:font-weight-asian="normal" style:font-size-complex="14pt"/>
    </style:style>
    <style:style style:name="P54" style:family="paragraph" style:parent-style-name="Text_20_body" style:list-style-name="L1">
      <style:paragraph-properties fo:text-align="justify" style:justify-single-word="false"/>
      <style:text-properties style:font-name="Times New Roman" fo:font-size="14pt" officeooo:rsid="0012c21c" officeooo:paragraph-rsid="0012d0eb" style:font-size-asian="14pt" style:font-size-complex="14pt"/>
    </style:style>
    <style:style style:name="P55" style:family="paragraph" style:parent-style-name="Text_20_body" style:list-style-name="L1">
      <style:paragraph-properties fo:text-align="justify" style:justify-single-word="false"/>
      <style:text-properties style:font-name="Times New Roman" fo:font-size="14pt" officeooo:paragraph-rsid="0012d0eb" style:font-size-asian="14pt" style:font-size-complex="14pt"/>
    </style:style>
    <style:style style:name="P56" style:family="paragraph" style:parent-style-name="Text_20_body" style:list-style-name="L1">
      <style:paragraph-properties fo:text-align="justify" style:justify-single-word="false"/>
      <style:text-properties style:font-name="Times New Roman" fo:font-size="14pt" officeooo:rsid="001354ff" officeooo:paragraph-rsid="001354ff" style:font-size-asian="14pt" style:font-size-complex="14pt"/>
    </style:style>
    <style:style style:name="P57" style:family="paragraph" style:parent-style-name="Text_20_body" style:list-style-name="L1">
      <style:paragraph-properties fo:text-align="justify" style:justify-single-word="false"/>
      <style:text-properties style:font-name="Times New Roman" fo:font-size="14pt" officeooo:rsid="00154bc8" officeooo:paragraph-rsid="00154bc8" style:font-size-asian="14pt" style:font-size-complex="14pt"/>
    </style:style>
    <style:style style:name="P58" style:family="paragraph" style:parent-style-name="Text_20_body" style:list-style-name="L2">
      <style:paragraph-properties fo:text-align="justify" style:justify-single-word="false"/>
      <style:text-properties style:font-name="Times New Roman" fo:font-size="14pt" officeooo:rsid="00154bc8" officeooo:paragraph-rsid="00154bc8" style:font-size-asian="14pt" style:font-size-complex="14pt"/>
    </style:style>
    <style:style style:name="P59" style:family="paragraph" style:parent-style-name="Text_20_body">
      <style:paragraph-properties fo:text-align="justify" style:justify-single-word="false"/>
      <style:text-properties style:font-name="Times New Roman" fo:font-size="14pt" officeooo:rsid="00154bc8" officeooo:paragraph-rsid="00368bdb" style:font-size-asian="14pt" style:font-size-complex="14pt"/>
    </style:style>
    <style:style style:name="P60" style:family="paragraph" style:parent-style-name="Text_20_body" style:list-style-name="L2">
      <style:paragraph-properties fo:text-align="justify" style:justify-single-word="false"/>
      <style:text-properties style:font-name="Times New Roman" fo:font-size="14pt" officeooo:rsid="0016ffaa" officeooo:paragraph-rsid="0016ffaa" style:font-size-asian="14pt" style:font-size-complex="14pt"/>
    </style:style>
    <style:style style:name="P61" style:family="paragraph" style:parent-style-name="Text_20_body" style:list-style-name="L3">
      <style:paragraph-properties fo:text-align="justify" style:justify-single-word="false"/>
      <style:text-properties style:font-name="Times New Roman" fo:font-size="14pt" officeooo:rsid="00180112" officeooo:paragraph-rsid="0016ffaa" style:font-size-asian="14pt" style:font-size-complex="14pt"/>
    </style:style>
    <style:style style:name="P62" style:family="paragraph" style:parent-style-name="Text_20_body" style:list-style-name="L3">
      <style:paragraph-properties fo:text-align="justify" style:justify-single-word="false"/>
      <style:text-properties style:font-name="Times New Roman" fo:font-size="14pt" officeooo:rsid="00180112" officeooo:paragraph-rsid="00180112" style:font-size-asian="14pt" style:font-size-complex="14pt"/>
    </style:style>
    <style:style style:name="P63" style:family="paragraph" style:parent-style-name="Text_20_body">
      <style:paragraph-properties fo:text-align="justify" style:justify-single-word="false"/>
      <style:text-properties style:font-name="Times New Roman" fo:font-size="14pt" officeooo:rsid="001174de" officeooo:paragraph-rsid="000dd82a" style:font-size-asian="14pt" style:font-size-complex="14pt"/>
    </style:style>
    <style:style style:name="P64"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292379" officeooo:paragraph-rsid="002c9d2b" style:font-size-asian="14pt" style:font-style-asian="normal" style:font-weight-asian="bold" style:font-size-complex="14pt" style:font-weight-complex="bold"/>
    </style:style>
    <style:style style:name="P65"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2e067d" officeooo:paragraph-rsid="002e067d" style:font-size-asian="14pt" style:font-style-asian="normal" style:font-weight-asian="bold" style:font-size-complex="14pt" style:font-weight-complex="bold"/>
    </style:style>
    <style:style style:name="P66"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31e0f0" officeooo:paragraph-rsid="0031e0f0" style:font-size-asian="14pt" style:font-style-asian="normal" style:font-weight-asian="bold" style:font-size-complex="14pt" style:font-weight-complex="bold"/>
    </style:style>
    <style:style style:name="P67"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a1d5d" officeooo:paragraph-rsid="00292379" style:font-size-asian="14pt" style:font-style-asian="normal" style:font-weight-asian="normal" style:font-size-complex="14pt" style:font-weight-complex="normal"/>
    </style:style>
    <style:style style:name="P68"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a7b3b" officeooo:paragraph-rsid="002a1d5d" style:font-size-asian="14pt" style:font-style-asian="normal" style:font-weight-asian="normal" style:font-size-complex="14pt" style:font-weight-complex="normal"/>
    </style:style>
    <style:style style:name="P69"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c6cc3" officeooo:paragraph-rsid="002a1d5d" style:font-size-asian="14pt" style:font-style-asian="normal" style:font-weight-asian="normal" style:font-size-complex="14pt" style:font-weight-complex="normal"/>
    </style:style>
    <style:style style:name="P70"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e067d" officeooo:paragraph-rsid="00300160" style:font-size-asian="14pt" style:font-style-asian="normal" style:font-weight-asian="normal" style:font-size-complex="14pt" style:font-weight-complex="normal"/>
    </style:style>
    <style:style style:name="P71"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e067d" officeooo:paragraph-rsid="00300160" style:font-size-asian="14pt" style:font-style-asian="normal" style:font-weight-asian="normal" style:font-size-complex="14pt" style:font-weight-complex="normal"/>
    </style:style>
    <style:style style:name="P72"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1e0f0" officeooo:paragraph-rsid="0031e0f0" style:font-size-asian="14pt" style:font-style-asian="normal" style:font-weight-asian="normal" style:font-size-complex="14pt" style:font-weight-complex="normal"/>
    </style:style>
    <style:style style:name="P73"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734e6" officeooo:paragraph-rsid="00292379" style:font-size-asian="14pt" style:font-style-asian="normal" style:font-weight-asian="normal" style:font-size-complex="14pt" style:font-weight-complex="normal"/>
    </style:style>
    <style:style style:name="P74"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2b0" style:font-size-asian="14pt" style:font-style-asian="normal" style:font-weight-asian="normal" style:font-size-complex="14pt"/>
    </style:style>
    <style:style style:name="P75"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23c2af" style:font-size-asian="14pt" style:font-style-asian="normal" style:font-weight-asian="normal" style:font-size-complex="14pt"/>
    </style:style>
    <style:style style:name="P76"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14pt" fo:font-style="normal" fo:font-weight="normal" officeooo:rsid="0023c2af" officeooo:paragraph-rsid="00368bdb" style:font-size-asian="12.25pt" style:font-style-asian="normal" style:font-weight-asian="normal" style:font-size-complex="14pt"/>
    </style:style>
    <style:style style:name="P77"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2b0" style:font-size-asian="12.25pt" style:font-style-asian="normal" style:font-weight-asian="normal" style:font-size-complex="14pt"/>
    </style:style>
    <style:style style:name="P78"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bdb" style:font-size-asian="12.25pt" style:font-style-asian="normal" style:font-weight-asian="normal" style:font-size-complex="14pt"/>
    </style:style>
    <style:style style:name="P79"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3c2af" officeooo:paragraph-rsid="00368bdb" style:font-size-asian="12.25pt" style:font-style-asian="normal" style:font-weight-asian="normal" style:font-size-complex="14pt"/>
    </style:style>
    <style:style style:name="P80" style:family="paragraph" style:parent-style-name="Text_20_body">
      <style:paragraph-properties fo:text-align="center" style:justify-single-word="false"/>
      <style:text-properties style:font-name="Times New Roman" fo:font-size="14pt" fo:font-weight="bold" officeooo:rsid="00354623" officeooo:paragraph-rsid="00354623" style:font-size-asian="14pt" style:font-weight-asian="bold" style:font-size-complex="14pt" style:font-weight-complex="bold"/>
    </style:style>
    <style:style style:name="P81" style:family="paragraph" style:parent-style-name="Text_20_body">
      <style:paragraph-properties fo:text-align="justify" style:justify-single-word="false"/>
      <style:text-properties style:font-name="Times New Roman" fo:font-size="14pt" fo:font-weight="normal" officeooo:rsid="00354623" officeooo:paragraph-rsid="00354623" style:font-size-asian="14pt" style:font-weight-asian="normal" style:font-size-complex="14pt" style:font-weight-complex="normal"/>
    </style:style>
    <style:style style:name="P82" style:family="paragraph" style:parent-style-name="Text_20_body" style:list-style-name="L5">
      <style:paragraph-properties fo:text-align="justify" style:justify-single-word="false"/>
      <style:text-properties style:font-name="Times New Roman" fo:font-size="14pt" fo:font-weight="normal" officeooo:rsid="00354623" officeooo:paragraph-rsid="00354623" style:font-size-asian="14pt" style:font-weight-asian="normal" style:font-size-complex="14pt" style:font-weight-complex="normal"/>
    </style:style>
    <style:style style:name="P83" style:family="paragraph" style:parent-style-name="Text_20_body">
      <style:paragraph-properties fo:text-align="justify" style:justify-single-word="false"/>
      <style:text-properties style:font-name="Times New Roman" fo:font-size="14pt" fo:font-weight="normal" officeooo:rsid="0035e82d" officeooo:paragraph-rsid="0035e82d" style:font-size-asian="14pt" style:font-weight-asian="normal" style:font-size-complex="14pt" style:font-weight-complex="normal"/>
    </style:style>
    <style:style style:name="P84" style:family="paragraph" style:parent-style-name="Text_20_body" style:list-style-name="L6">
      <style:paragraph-properties fo:text-align="justify" style:justify-single-word="false"/>
      <style:text-properties style:font-name="Times New Roman" fo:font-size="14pt" fo:font-weight="normal" officeooo:rsid="0035e82d" officeooo:paragraph-rsid="0035e82d" style:font-size-asian="14pt" style:font-weight-asian="normal" style:font-size-complex="14pt" style:font-weight-complex="normal"/>
    </style:style>
    <style:style style:name="P85"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a7b3b" officeooo:paragraph-rsid="002a1d5d" style:font-size-asian="7pt" style:font-style-asian="normal" style:font-weight-asian="normal" style:font-size-complex="8pt" style:font-weight-complex="normal"/>
    </style:style>
    <style:style style:name="P86"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e067d" officeooo:paragraph-rsid="00300160" style:font-size-asian="7pt" style:font-style-asian="normal" style:font-weight-asian="normal" style:font-size-complex="8pt" style:font-weight-complex="normal"/>
    </style:style>
    <style:style style:name="P87"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8pt" fo:font-style="normal" fo:font-weight="normal" officeooo:rsid="002e067d" officeooo:paragraph-rsid="00300160" style:font-size-asian="7pt" style:font-style-asian="normal" style:font-weight-asian="normal" style:font-size-complex="8pt" style:font-weight-complex="normal"/>
    </style:style>
    <style:style style:name="P88"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8pt" fo:font-style="normal" fo:font-weight="normal" officeooo:rsid="002734e6" officeooo:paragraph-rsid="00292379" style:font-size-asian="7pt" style:font-style-asian="normal" style:font-weight-asian="normal" style:font-size-complex="8pt" style:font-weight-complex="normal"/>
    </style:style>
    <style:style style:name="P89"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a1d5d" officeooo:paragraph-rsid="00292379" style:font-size-asian="7pt" style:font-style-asian="normal" style:font-weight-asian="normal" style:font-size-complex="8pt" style:font-weight-complex="normal"/>
    </style:style>
    <style:style style:name="P90"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8pt" fo:font-style="normal" fo:font-weight="normal" officeooo:rsid="0023c2af" officeooo:paragraph-rsid="003682b0" style:font-size-asian="7pt" style:font-style-asian="normal" style:font-weight-asian="normal" style:font-size-complex="8pt"/>
    </style:style>
    <style:style style:name="P91"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3c2af" officeooo:paragraph-rsid="0023c2af" style:font-size-asian="7pt" style:font-style-asian="normal" style:font-weight-asian="normal" style:font-size-complex="8pt"/>
    </style:style>
    <style:style style:name="P92"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3c2af" officeooo:paragraph-rsid="003682b0" style:font-size-asian="7pt" style:font-style-asian="normal" style:font-weight-asian="normal" style:font-size-complex="8pt"/>
    </style:style>
    <style:style style:name="P93" style:family="paragraph" style:parent-style-name="Text_20_body" style:list-style-name="L1">
      <style:paragraph-properties fo:text-align="justify" style:justify-single-word="false"/>
      <style:text-properties officeooo:rsid="001354ff" officeooo:paragraph-rsid="001354ff"/>
    </style:style>
    <style:style style:name="P94" style:family="paragraph" style:parent-style-name="Text_20_body" style:list-style-name="L4">
      <loext:graphic-properties draw:fill="none"/>
      <style:paragraph-properties fo:margin-top="0cm" fo:margin-bottom="0.247cm" style:contextual-spacing="false" fo:line-height="115%" fo:text-align="start" style:justify-single-word="false" fo:background-color="transparent"/>
      <style:text-properties officeooo:paragraph-rsid="0023c2af"/>
    </style:style>
    <style:style style:name="P95" style:family="paragraph" style:parent-style-name="Text_20_body">
      <style:paragraph-properties fo:text-align="justify" style:justify-single-word="false"/>
      <style:text-properties officeooo:rsid="000dd82a" officeooo:paragraph-rsid="000dd82a"/>
    </style:style>
    <style:style style:name="P96" style:family="paragraph" style:parent-style-name="Text_20_body">
      <style:paragraph-properties fo:text-align="justify" style:justify-single-word="false"/>
      <style:text-properties fo:font-size="8pt" officeooo:rsid="000dd82a" officeooo:paragraph-rsid="000dd82a" style:font-size-asian="7pt" style:font-size-complex="8pt"/>
    </style:style>
    <style:style style:name="P97" style:family="paragraph" style:parent-style-name="Рис.">
      <style:paragraph-properties fo:text-align="center" style:justify-single-word="false"/>
      <style:text-properties style:font-name="Times New Roman" fo:font-size="14pt" fo:font-style="normal" style:font-size-asian="14pt" style:font-style-asian="normal" style:font-size-complex="14pt" style:font-style-complex="normal"/>
    </style:style>
    <style:style style:name="T1" style:family="text">
      <style:text-properties style:font-name="Times New Roman" fo:font-size="14pt" style:font-size-asian="14pt" style:font-size-complex="14pt"/>
    </style:style>
    <style:style style:name="T2" style:family="text">
      <style:text-properties style:font-name="Times New Roman" fo:font-size="14pt" officeooo:rsid="000fbbcc" style:font-size-asian="14pt" style:font-size-complex="14pt"/>
    </style:style>
    <style:style style:name="T3" style:family="text">
      <style:text-properties style:font-name="Times New Roman" fo:font-size="14pt" officeooo:rsid="001174de" style:font-size-asian="14pt" style:font-size-complex="14pt"/>
    </style:style>
    <style:style style:name="T4" style:family="text">
      <style:text-properties style:font-name="Times New Roman" fo:font-size="14pt" officeooo:rsid="0012c21c" style:font-size-asian="14pt" style:font-size-complex="14pt"/>
    </style:style>
    <style:style style:name="T5" style:family="text">
      <style:text-properties style:font-name="Times New Roman" fo:font-size="14pt" officeooo:rsid="0012d0eb" style:font-size-asian="14pt" style:font-size-complex="14pt"/>
    </style:style>
    <style:style style:name="T6" style:family="text">
      <style:text-properties style:font-name="Times New Roman" fo:font-size="14pt" officeooo:rsid="00180112" style:font-size-asian="14pt" style:font-size-complex="14pt"/>
    </style:style>
    <style:style style:name="T7" style:family="text">
      <style:text-properties style:font-name="Times New Roman" fo:font-size="14pt" officeooo:rsid="001809b7" style:font-size-asian="14pt" style:font-size-complex="14pt"/>
    </style:style>
    <style:style style:name="T8" style:family="text">
      <style:text-properties style:font-name="Times New Roman" fo:font-size="14pt" officeooo:rsid="00188342" style:font-size-asian="14pt" style:font-size-complex="14pt"/>
    </style:style>
    <style:style style:name="T9" style:family="text">
      <style:text-properties style:font-name="Times New Roman" fo:font-size="14pt" officeooo:rsid="001ac204" style:font-size-asian="14pt" style:font-size-complex="14pt"/>
    </style:style>
    <style:style style:name="T10" style:family="text">
      <style:text-properties style:font-name="Times New Roman" fo:font-size="14pt" officeooo:rsid="001cb286" style:font-size-asian="14pt" style:font-size-complex="14pt"/>
    </style:style>
    <style:style style:name="T11" style:family="text">
      <style:text-properties style:font-name="Times New Roman" fo:font-size="14pt" officeooo:rsid="001de9cc" style:font-size-asian="14pt" style:font-size-complex="14pt"/>
    </style:style>
    <style:style style:name="T12" style:family="text">
      <style:text-properties style:font-name="Times New Roman" fo:font-size="14pt" officeooo:rsid="001fd677" style:font-size-asian="14pt" style:font-size-complex="14pt"/>
    </style:style>
    <style:style style:name="T13" style:family="text">
      <style:text-properties style:font-name="Times New Roman" fo:font-size="14pt" fo:font-style="normal" fo:font-weight="normal" style:font-size-asian="14pt" style:font-style-asian="normal" style:font-weight-asian="normal" style:font-size-complex="14pt"/>
    </style:style>
    <style:style style:name="T14" style:family="text">
      <style:text-properties style:font-name="Times New Roman" fo:font-size="14pt" fo:font-style="normal" fo:font-weight="normal" officeooo:rsid="00235bf6" style:font-size-asian="14pt" style:font-style-asian="normal" style:font-weight-asian="normal" style:font-size-complex="14pt"/>
    </style:style>
    <style:style style:name="T15" style:family="text">
      <style:text-properties style:font-name="Times New Roman" fo:font-size="14pt" fo:font-style="normal" fo:font-weight="normal" officeooo:rsid="0023c2af" style:font-size-asian="14pt" style:font-style-asian="normal" style:font-weight-asian="normal" style:font-size-complex="14pt"/>
    </style:style>
    <style:style style:name="T16" style:family="text">
      <style:text-properties style:font-name="Times New Roman" fo:font-size="14pt" fo:font-style="normal" fo:font-weight="normal" officeooo:rsid="002a1d5d" style:font-size-asian="14pt" style:font-style-asian="normal" style:font-weight-asian="normal" style:font-size-complex="14pt" style:font-weight-complex="normal"/>
    </style:style>
    <style:style style:name="T17" style:family="text">
      <style:text-properties style:font-name="Times New Roman" fo:font-size="14pt" fo:font-style="normal" fo:font-weight="normal" officeooo:rsid="002a7b3b" style:font-size-asian="14pt" style:font-style-asian="normal" style:font-weight-asian="normal" style:font-size-complex="14pt" style:font-weight-complex="normal"/>
    </style:style>
    <style:style style:name="T18" style:family="text">
      <style:text-properties style:font-name="Times New Roman" fo:font-size="14pt" fo:font-style="normal" fo:font-weight="normal" officeooo:rsid="002c6cc3" style:font-size-asian="14pt" style:font-style-asian="normal" style:font-weight-asian="normal" style:font-size-complex="14pt" style:font-weight-complex="normal"/>
    </style:style>
    <style:style style:name="T19" style:family="text">
      <style:text-properties style:font-name="Times New Roman" officeooo:rsid="000fbbcc"/>
    </style:style>
    <style:style style:name="T20" style:family="text">
      <style:text-properties style:text-position="super 58%" style:font-name="Times New Roman" fo:font-size="14pt" officeooo:rsid="0012c21c" style:font-size-asian="14pt" style:font-size-complex="14pt"/>
    </style:style>
    <style:style style:name="T21" style:family="text">
      <style:text-properties officeooo:rsid="0012d0eb"/>
    </style:style>
    <style:style style:name="T22" style:family="text">
      <style:text-properties officeooo:rsid="001354ff"/>
    </style:style>
    <style:style style:name="T23" style:family="text">
      <style:text-properties officeooo:rsid="001fd677"/>
    </style:style>
    <style:style style:name="T24" style:family="text">
      <style:text-properties officeooo:rsid="00201c52"/>
    </style:style>
    <style:style style:name="T25" style:family="text">
      <style:text-properties officeooo:rsid="002097c6"/>
    </style:style>
    <style:style style:name="T26" style:family="text">
      <style:text-properties officeooo:rsid="00213ed8"/>
    </style:style>
    <style:style style:name="T27" style:family="text">
      <style:text-properties officeooo:rsid="0022ebec"/>
    </style:style>
    <style:style style:name="T28" style:family="text">
      <style:text-properties officeooo:rsid="00235bf6"/>
    </style:style>
    <style:style style:name="T29" style:family="text">
      <style:text-properties officeooo:rsid="0023c2af"/>
    </style:style>
    <style:style style:name="T30" style:family="text">
      <style:text-properties officeooo:rsid="00259f32"/>
    </style:style>
    <style:style style:name="T31" style:family="text">
      <style:text-properties officeooo:rsid="0025fb02"/>
    </style:style>
    <style:style style:name="T32" style:family="text">
      <style:text-properties officeooo:rsid="00292379"/>
    </style:style>
    <style:style style:name="T33" style:family="text">
      <style:text-properties fo:font-weight="normal" style:font-weight-asian="normal" style:font-weight-complex="normal"/>
    </style:style>
    <style:style style:name="T34" style:family="text">
      <style:text-properties fo:font-weight="normal" officeooo:rsid="00292379" style:font-weight-asian="normal" style:font-weight-complex="normal"/>
    </style:style>
    <style:style style:name="T35" style:family="text">
      <style:text-properties fo:font-weight="normal" officeooo:rsid="002a1d5d" style:font-weight-asian="normal" style:font-weight-complex="normal"/>
    </style:style>
    <style:style style:name="T36" style:family="text">
      <style:text-properties fo:font-weight="normal" officeooo:rsid="002a7b3b" style:font-weight-asian="normal" style:font-weight-complex="normal"/>
    </style:style>
    <style:style style:name="T37" style:family="text">
      <style:text-properties fo:font-weight="normal" officeooo:rsid="002c6cc3" style:font-weight-asian="normal" style:font-weight-complex="normal"/>
    </style:style>
    <style:style style:name="T38" style:family="text">
      <style:text-properties fo:language="en" fo:country="US" fo:font-weight="normal" officeooo:rsid="002a7b3b" style:font-weight-asian="normal" style:font-weight-complex="normal"/>
    </style:style>
    <style:style style:name="T39" style:family="text">
      <style:text-properties officeooo:rsid="002c9d2b"/>
    </style:style>
    <style:style style:name="T40" style:family="text">
      <style:text-properties officeooo:rsid="00300160"/>
    </style:style>
    <style:style style:name="T41" style:family="text">
      <style:text-properties officeooo:rsid="003005a1"/>
    </style:style>
    <style:style style:name="T42" style:family="text">
      <style:text-properties officeooo:rsid="003350fa"/>
    </style:style>
    <style:style style:name="T43" style:family="text">
      <style:text-properties officeooo:rsid="0035e82d"/>
    </style:style>
    <style:style style:name="T44" style:family="text">
      <style:text-properties style:font-size-asian="14pt"/>
    </style:style>
    <style:style style:name="T45" style:family="text">
      <style:text-properties officeooo:rsid="00235bf6" style:font-size-asian="14pt"/>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s>
      <text:h text:style-name="P50" text:outline-level="1"><text:tab/><text:span text:style-name="T1">Введение</text:span></text:h>
      <text:p text:style-name="P17"><text:tab/>Компьютерная графика как область знаний охватывает теорию и практические методы создания, обработки и визуализации изображений с помощью компьютерных технологий, включая алгоритмы и программное обеспечение для генерации 2D и 3D моделей, анимаций, виртуальной реальности и спецэффектов. Это мультидисциплинарная область, находящаяся на пересечении информатики, математики и дизайна, играющая ключевую роль в разнообразных сферах применения — от компьютерных игр, кино и анимации до архитектурного моделирования, медицинской визуализации и научных исследований.</text:p>
      <text:p text:style-name="P29"/>
      <text:p text:style-name="P40"><text:span text:style-name="T1"><text:tab/></text:span><text:span text:style-name="T2">Актуальность темы трассировки лучей в современной компьютерной графике обусловлена стремительным развитием графических технологий и возрастающим спросом на высококачественные, реалистичные изображения в играх, кинопроизводстве, виртуальной и дополненной реальности, а также в симуляционном моделировании и визуализации данных. Этот метод обеспечивает исключительно точное воспроизведение световых эффектов, таких как отражение, преломление, тени и освещение, благодаря имитации пути световых лучей, как это происходит в реальном мире. Эт</text:span><text:span text:style-name="T3">о</text:span><text:span text:style-name="T2"> укрепля</text:span><text:span text:style-name="T3">ет</text:span><text:span text:style-name="T2"> актуальность трассировки лучей как направления исследований и разработок, открывая новые возможности в создании визуального контента, улучшении реалистичности виртуальных сцен и повышении эффективности передачи визуальной информации.</text:span></text:p>
      <text:p text:style-name="P96"><text:span text:style-name="T19"/></text:p>
      <text:p text:style-name="P40"><text:span text:style-name="T2"><text:tab/></text:span><text:span text:style-name="T3">С развитием многих дисциплин возрастает потребность в точном визуальном представлении данных. В связи с чем компьютерная графика является одной из основных области знаний, играющая важную роль в науке и инженерии.</text:span></text:p>
      <text:p text:style-name="P30"/>
      <text:p text:style-name="P63"><text:tab/>Таким образом, целью курсовой работы будет изучение алгоритма трассировки лучей — одного из самых популярных алгоритмов отображения сцен. Навык, приобретенный в процессе выполнения работы, будет важен при дальнейшем изучении и построении проектов в данной области знаний.</text:p>
      <text:p text:style-name="P80"><text:soft-page-break/>Выбор <text:span text:style-name="T43">способа</text:span> реализации</text:p>
      <text:p text:style-name="P81"><text:tab/>Языком реализации был выбран C++. Он является одним из наиболее предпочитаемых языков программирования для реализации алгоритма трассировки лучей по нескольким ключевым причинам:</text:p>
      <text:list xml:id="list1887093231" text:style-name="L5">
        <text:list-item>
          <text:p text:style-name="P82">Производительность и Контроль Над Памятью</text:p>
          <text:p text:style-name="P82">C++ обладает высокой производительностью и предоставляет программистам глубокий контроль над системными ресурсами, в частности над управлением памятью. Это критически важно для трассировки лучей, которая является вычислительно интенсивной задачей, требующей оптимальной работы с памятью и процессором для достижения желаемой скорости и качества рендеринга.</text:p>
        </text:list-item>
        <text:list-item>
          <text:p text:style-name="P82">Близость к Аппаратному Обеспечению</text:p>
          <text:p text:style-name="P82">C++ способен взаимодействовать напрямую с аппаратным обеспечением и системными ресурсами, что позволяет разработчикам оптимизировать алгоритмы трассировки лучей для конкретного оборудования, в том числе использовать возможности многопоточности и векторных операций, поддерживаемых современными процессорами.</text:p>
        </text:list-item>
        <text:list-item>
          <text:p text:style-name="P82">Многопоточность</text:p>
          <text:p text:style-name="P82">С++ предлагает продвинутые возможности для многопоточного программирования через стандартную библиотеку и дополнения, такие как OpenMP, позволяет эффективно распараллеливать задачи трассировки лучей, что критически важно для обработки больших и сложных сцен в реализмах с высоким разрешением.</text:p>
        </text:list-item>
        <text:list-item>
          <text:p text:style-name="P82">Портируемость</text:p>
          <text:p text:style-name="P82">Код, написанный на C++, может быть скомпилирован на множестве платформ, что обеспечивает высокую степень переносимости разработанных решений трассировки лучей. Это позволяет разработчикам создавать приложения, способные работать на разнообразном оборудовании, от персональных компьютеров до серверов высокой производительности.</text:p>
        </text:list-item>
      </text:list>
      <text:p text:style-name="P81"/>
      <text:p text:style-name="P83"><text:tab/>Для сборки проекта была выбрана система CMake. CMake является мощной и универсальной системой сборки, широко используемой в <text:soft-page-break/>проектах на C и C++, что делает её отличным выбором при разработке программы трассировки лучей в C++. Вот несколько ключевых причин, по которым CMake считается хорошим выбором:</text:p>
      <text:list xml:id="list2753129084" text:style-name="L6">
        <text:list-item>
          <text:p text:style-name="P84"><text:s/>Кросс-платформенность</text:p>
          <text:p text:style-name="P84">CMake поддерживает генерацию проектов для различных сред разработки и компиляторов, что делает его кросс-платформенным инструментом. Он может автоматически настраивать проекты под разные операционные системы, включая Windows, macOS и Linux, что облегчает разработку и тестирование вашего проекта трассировки лучей на различных платформах.</text:p>
        </text:list-item>
        <text:list-item>
          <text:p text:style-name="P84">Настраиваемость и расширяемость</text:p>
          <text:p text:style-name="P84">CMake предоставляет множество настроек и опций, позволяя разработчикам детально настраивать процесс сборки под конкретные требования проекта. Его скриптовый язык достаточно мощный для описания сложных правил сборки и конфигураций.</text:p>
        </text:list-item>
      </text:list>
      <text:h text:style-name="P51" text:outline-level="1" text:is-list-header="true">Обзор метода трассировки лучей</text:h>
      <text:p text:style-name="P12"><text:tab/>Метод трассировки лучей (ray tracing) - это техника компьютерной графики для генерации изображений с высоким уровнем реализма, моделируя поведение света в виртуальной среде и его взаимодействие с объектами сцены.</text:p>
      <text:p text:style-name="P41"><text:span text:style-name="T4"><text:tab/>Первое изображение с трассировкой лучей было отображено на экране, подобном осциллографу, в Университете Мэриленда в 1963 году</text:span><text:span text:style-name="T20"><text:note text:id="ftn1" text:note-class="footnote"><text:note-citation>1</text:note-citation><text:note-body><text:p text:style-name="P2"><text:s/>Terrence Masson: CG 101: A Computer Graphics Industry Reference, 2007.- <text:span text:style-name="T21">С</text:span>. 267. <text:s/></text:p></text:note-body></text:note></text:span><text:span text:style-name="T4">. В качестве разработчиков алгоритма трассировки лучей часто упоминают Артура Аппеля</text:span><text:span text:style-name="T4"><text:note text:id="ftn2" text:note-class="footnote"><text:note-citation>2</text:note-citation><text:note-body><text:p text:style-name="P1"><text:s/>Arthur Appel: Some Techniques for Shading Machine Renderings of Solids. In Proceedings of the Spring Joint Computer Conference 1968. - <text:span text:style-name="T21">С. </text:span>37–45</text:p></text:note-body></text:note></text:span><text:span text:style-name="T4"> </text:span><text:span text:style-name="T5">и</text:span><text:span text:style-name="T4"> Роберта Голдштейна</text:span><text:span text:style-name="T4"><text:note text:id="ftn3" text:note-class="footnote"><text:note-citation>3</text:note-citation><text:note-body><text:p text:style-name="P2"><text:s/>Terrence Masson: CG 101: A Computer Graphics Industry Reference, 2007.- <text:span text:style-name="T21">С</text:span>. 267.</text:p></text:note-body></text:note></text:span><text:span text:style-name="T4"> опубликовавших в конце 1960-х годов алгоритм.</text:span><text:span text:style-name="T20"> </text:span><text:span text:style-name="T4">Трассировка лучей основана на геометрической оптике, где под светом понимается группа лучей. Методы, используемые при трассировке лучей, использовались гораздо раньше, в том числе производителями оптических систем. </text:span></text:p>
      <text:p text:style-name="P13"><text:tab/>Базовый принцип работы алгоритма заключается в точном моделировании поведения света путем трассировки путей, которые лучи <text:soft-page-break/>света могли бы пройти от своего источника к наблюдателю, учитывая взаимодействия с объектами сцены. Рассмотрим его шаг за шагом:</text:p>
      <text:list xml:id="list3065884921" text:style-name="L1">
        <text:list-item>
          <text:p text:style-name="P54">Выпускание лучей</text:p>
          <text:p text:style-name="P55">Для каждого пикселя изображения алгоритм инициирует один или несколько лучей из точки обзора (обычно изображаемой как камера) через проекционную плоскость (виртуальный экран, <text:span text:style-name="T22">вьюпóрт (viewport)</text:span> или «холст») в направлении сцены. Каждый такой луч представляет собой потенциальный путь света, обратный к тому, как он попадает в глаз наблюдателя или на камеру в реальном мире.</text:p>
        </text:list-item>
        <text:list-item>
          <text:p text:style-name="P54">Определение пересечения</text:p>
          <text:p text:style-name="P54">Для каждого выпущенного луча алгоритм вычисляет, пересекает ли он какие-либо объекты на сцене. Если луч пересекает несколько объектов, выбирается ближайший к камере объект.</text:p>
        </text:list-item>
        <text:list-item>
          <text:p text:style-name="P56">Расчет освещенности</text:p>
          <text:p text:style-name="P93"><text:span text:style-name="T1">Д</text:span><text:span text:style-name="T4">ля каждой точки пересечения алгоритм определяет цвет и яркость пикселя, используя информацию о световых источниках, свойствах материалов объекта в точке пересечения (например, цвет, степень отражения или прозрачности). Этот шаг может включать трассировку дополнительных лучей от точки пересечения к каждому световому источнику (для определения видимости и вклада этого источника в освещенность точки) и рекурсивную трассировку отраженных и преломленных лучей. </text:span></text:p>
        </text:list-item>
        <text:list-item>
          <text:p text:style-name="P54">Визуализация</text:p>
          <text:p text:style-name="P57">Информация о цвете и яркости, полученная для каждой точки пересечения, используется для определения окончательного цвета соответствующего пикселя на изображении. Этот процесс повторяется для каждого пикселя в рамках проекционной плоскости, пока изображение полностью не будет порождено.</text:p>
        </text:list-item>
      </text:list>
      <text:p text:style-name="P59"><text:tab/></text:p>
      <text:p text:style-name="P59"><text:tab/>Работа алгоритма продемонстрированная на рисунке 1. </text:p>
      <text:p text:style-name="P14"><text:soft-page-break/><draw:frame draw:style-name="fr2" draw:name="Врезка1" text:anchor-type="as-char" svg:width="7.557cm" draw:z-index="0"><draw:text-box fo:min-height="5.65cm"><text:p text:style-name="P3"><draw:frame draw:style-name="fr5" draw:name="Изображение1" text:anchor-type="char" svg:width="9.924cm" style:rel-width="100%" svg:height="6.604cm" style:rel-height="scale" draw:z-index="1"><draw:image xlink:href="Pictures/1000640A00005A8A00003C41BBA42F1955D604E1.svg" xlink:type="simple" xlink:show="embed" xlink:actuate="onLoad" draw:mime-type="image/svg+xml"/><draw:image xlink:href="Pictures/100000010000036300000241B8B3465EA67ACC0D.png" xlink:type="simple" xlink:show="embed" xlink:actuate="onLoad" draw:mime-type="image/png"/></draw:frame>Рис. <text:sequence text:ref-name="refРис.0" text:name="Рис." text:formula="ooow:Рис.+1" style:num-format="1">1</text:sequence><text:s/>- Алгоритм трассировки лучей</text:p></draw:text-box></draw:frame></text:p>
      <text:h text:style-name="P52" text:outline-level="2">Преимущества и недостатки алгоритма</text:h>
      <text:p text:style-name="P16"><text:tab/>Алгоритм трассировки лучей, будучи одним из наиболее мощных и реалистичных методов в компьютерной графике для визуализации сцен, имеет ряд преимуществ и недостатков, которые делают его предпочтительным для определенных задач и менее привлекательным для других. </text:p>
      <text:p text:style-name="P24"><text:tab/>К положительным сторонам относятся:</text:p>
      <text:list xml:id="list1155662333" text:style-name="L2">
        <text:list-item>
          <text:p text:style-name="P58">Реалистичные изображения</text:p>
          <text:p text:style-name="P60">Трассировка лучей позволяет достигать высокого уровня реализма, точно моделируя физически правдоподобные эффекты освещения, такие как тени, отражения, преломления и глобальное освещение.</text:p>
        </text:list-item>
        <text:list-item>
          <text:p text:style-name="P60">Универсальность</text:p>
          <text:p text:style-name="P60">Этот метод применим к различным типам сцен и объектов, включая прозрачные и отражающие поверхности, что делает его очень гибким инструментом для визуализации.</text:p>
        </text:list-item>
        <text:list-item>
          <text:p text:style-name="P60">Параллелизм</text:p>
          <text:p text:style-name="P60">Алгоритм хорошо поддается параллельной обработке, поскольку расчеты для лучей могут выполняться независимо друг от друга, что делает его хорошо адаптированным к современным многоядерным и многопроцессорным системам. Более того, современные реализации алгоритма задействуют при просчете путей лучей света графическую карту с её большим количеством вычислительных ядер.</text:p>
        </text:list-item>
      </text:list>
      <text:p text:style-name="P42"><text:soft-page-break/><text:span text:style-name="T1"><text:tab/></text:span><text:span text:style-name="T6">К недостаткам относятся:</text:span></text:p>
      <text:list xml:id="list4066655394" text:style-name="L3">
        <text:list-item>
          <text:p text:style-name="P61">Высокая вычислительная сложность</text:p>
          <text:p text:style-name="P61">Трассировка лучей требует значительных вычислительных ресурсов, особенно для сложных сцен или когда необходимо достичь высокого качества изображения. Это может ограничивать ее использование в приложениях реального времени (например, в компьютерных играх) без специализированного аппаратного обеспечения.</text:p>
        </text:list-item>
        <text:list-item>
          <text:p text:style-name="P62">Сложность в оптимизации</text:p>
          <text:p text:style-name="P61">Требуется тщательная оптимизация алгоритма и использование ускоряющих структур, чтобы снизить количество необходимых вычислений, что может усложнить реализацию</text:p>
        </text:list-item>
      </text:list>
      <text:p text:style-name="P27">Векторная математика, необходимая для понимания работы алгоритма</text:p>
      <text:p text:style-name="P42"><text:span text:style-name="T1"><text:tab/></text:span><text:span text:style-name="T8">Опишем способы задачи объектов, используемых алгоритмом в отображении сцены. В методе трассировки лучей удобно использовать формулы, заданные в терминах векторов. Это значительно упрощает представление объектов, а также способ вычисления пересечения лучей с ними.</text:span></text:p>
      <text:p text:style-name="P35"/>
      <text:p text:style-name="P42"><text:span text:style-name="T7"><text:tab/></text:span><text:span text:style-name="T8">Лучи задаются в векторной форме как</text:span><text:span text:style-name="T8"><draw:frame draw:style-name="fr6" draw:name="Объект1" text:anchor-type="as-char" svg:y="-0.443cm" svg:width="1.829cm" svg:height="0.534cm" draw:z-index="2"><draw:object xlink:href="./Object 1" xlink:type="simple" xlink:show="embed" xlink:actuate="onLoad"/><draw:image xlink:href="./ObjectReplacements/Object 1" xlink:type="simple" xlink:show="embed" xlink:actuate="onLoad"/></draw:frame></text:span><text:span text:style-name="T8">, где </text:span><text:span text:style-name="T8"><draw:frame draw:style-name="fr6" draw:name="Объект2" text:anchor-type="as-char" svg:y="-0.377cm" svg:width="0.526cm" svg:height="0.467cm" draw:z-index="3"><draw:object xlink:href="./Object 2" xlink:type="simple" xlink:show="embed" xlink:actuate="onLoad"/><draw:image xlink:href="./ObjectReplacements/Object 2" xlink:type="simple" xlink:show="embed" xlink:actuate="onLoad"/></draw:frame></text:span><text:span text:style-name="T8"><text:s/>— точка начала луча (камера), <text:s/></text:span><text:span text:style-name="T8"><draw:frame draw:style-name="fr6" draw:name="Объект3" text:anchor-type="as-char" svg:y="-0.443cm" svg:width="0.434cm" svg:height="0.534cm" draw:z-index="4"><draw:object xlink:href="./Object 3" xlink:type="simple" xlink:show="embed" xlink:actuate="onLoad"/><draw:image xlink:href="./ObjectReplacements/Object 3" xlink:type="simple" xlink:show="embed" xlink:actuate="onLoad"/></draw:frame></text:span><text:span text:style-name="T8"><text:s/>— вектор его направления</text:span><text:span text:style-name="T11">, а t — параметр прошедшего времени с начала отправки луча.</text:span></text:p>
      <text:p text:style-name="P36"/>
      <text:p text:style-name="P43"><text:span text:style-name="T8"><text:tab/>Простейший объект сцены: сфера. Её уравнение в векторной форме задается следующим образом: </text:span><text:span text:style-name="T1"><draw:frame draw:style-name="fr6" draw:name="Объект4" text:anchor-type="as-char" svg:y="-0.437cm" svg:width="2.284cm" svg:height="0.547cm" draw:z-index="5"><draw:object xlink:href="./Object 4" xlink:type="simple" xlink:show="embed" xlink:actuate="onLoad"/><draw:image xlink:href="./ObjectReplacements/Object 4" xlink:type="simple" xlink:show="embed" xlink:actuate="onLoad"/></draw:frame></text:span><text:span text:style-name="T1">, </text:span><text:span text:style-name="T8">где </text:span><text:span text:style-name="T8"><draw:frame draw:style-name="fr6" draw:name="Объект5" text:anchor-type="as-char" svg:y="-0.377cm" svg:width="0.392cm" svg:height="0.467cm" draw:z-index="6"><draw:object xlink:href="./Object 5" xlink:type="simple" xlink:show="embed" xlink:actuate="onLoad"/><draw:image xlink:href="./ObjectReplacements/Object 5" xlink:type="simple" xlink:show="embed" xlink:actuate="onLoad"/></draw:frame></text:span><text:span text:style-name="T8"><text:s/>— радиус-</text:span><text:span text:style-name="T10">вектор</text:span><text:span text:style-name="T8"> данной сферы </text:span><text:span text:style-name="T11">и</text:span><text:span text:style-name="T8"><draw:frame draw:style-name="fr6" draw:name="Объект6" text:anchor-type="as-char" svg:y="-0.377cm" svg:width="0.506cm" svg:height="0.467cm" draw:z-index="7"><draw:object xlink:href="./Object 6" xlink:type="simple" xlink:show="embed" xlink:actuate="onLoad"/><draw:image xlink:href="./ObjectReplacements/Object 6" xlink:type="simple" xlink:show="embed" xlink:actuate="onLoad"/></draw:frame></text:span><text:span text:style-name="T8"> — точка её центр</text:span><text:span text:style-name="T11">а.</text:span></text:p>
      <text:p text:style-name="P37"/>
      <text:p text:style-name="P44"><text:span text:style-name="T8"><text:tab/>Задача определения точки пересечения луча со сферой решается следующим образом: </text:span><text:span text:style-name="T9">необходимо найти значение параметра t, такое что</text:span><text:span text:style-name="T10">бы уравнение </text:span><text:span text:style-name="T10"><draw:frame draw:style-name="fr6" draw:name="Объект9" text:anchor-type="as-char" svg:y="-0.443cm" svg:width="5.103cm" svg:height="0.564cm" draw:z-index="9"><draw:object xlink:href="./Object 9" xlink:type="simple" xlink:show="embed" xlink:actuate="onLoad"/><draw:image xlink:href="./ObjectReplacements/Object 9" xlink:type="simple" xlink:show="embed" xlink:actuate="onLoad"/></draw:frame></text:span><text:span text:style-name="T10"><text:s/>стало верным. Преобразуем его</text:span></text:p>
      <text:p text:style-name="P33"/>
      <text:p text:style-name="P45"><text:span text:style-name="T9"><text:s/></text:span><draw:frame draw:style-name="fr6" draw:name="Объект8" text:anchor-type="as-char" svg:y="-0.443cm" svg:width="5.51cm" svg:height="0.564cm" draw:z-index="8"><draw:object xlink:href="./Object 8" xlink:type="simple" xlink:show="embed" xlink:actuate="onLoad"/><draw:image xlink:href="./ObjectReplacements/Object 8" xlink:type="simple" xlink:show="embed" xlink:actuate="onLoad"/><svg:desc>формула</svg:desc></draw:frame></text:p>
      <text:p text:style-name="P18"><text:soft-page-break/><draw:frame draw:style-name="fr6" draw:name="Объект10" text:anchor-type="as-char" svg:y="-0.443cm" svg:width="5.51cm" svg:height="0.564cm" draw:z-index="10"><draw:object xlink:href="./Object 10" xlink:type="simple" xlink:show="embed" xlink:actuate="onLoad"/><draw:image xlink:href="./ObjectReplacements/Object 10" xlink:type="simple" xlink:show="embed" xlink:actuate="onLoad"/><svg:desc>формула</svg:desc></draw:frame></text:p>
      <text:p text:style-name="P34"/>
      <text:p text:style-name="P44"><text:span text:style-name="T8"><text:tab/></text:span><text:span text:style-name="T10">Раскрыв скобки получим</text:span></text:p>
      <text:p text:style-name="P33"/>
      <text:p text:style-name="P18"><draw:frame draw:style-name="fr6" draw:name="Объект11" text:anchor-type="as-char" svg:y="-0.443cm" svg:width="7.751cm" svg:height="0.564cm" draw:z-index="11"><draw:object xlink:href="./Object 11" xlink:type="simple" xlink:show="embed" xlink:actuate="onLoad"/><draw:image xlink:href="./ObjectReplacements/Object 11" xlink:type="simple" xlink:show="embed" xlink:actuate="onLoad"/><svg:desc>формула</svg:desc></draw:frame></text:p>
      <text:p text:style-name="P34"/>
      <text:p text:style-name="P46"><text:span text:style-name="T7"><text:tab/></text:span><text:span text:style-name="T10">Как итог мы получили квадратное уравнение от t. Его корни получаются подстановку в формулу </text:span><text:span text:style-name="T10"><draw:frame draw:style-name="fr6" draw:name="Объект12" text:anchor-type="as-char" svg:y="-0.721cm" svg:width="2.856cm" svg:height="1.101cm" draw:z-index="12"><draw:object xlink:href="./Object 12" xlink:type="simple" xlink:show="embed" xlink:actuate="onLoad"/><draw:image xlink:href="./ObjectReplacements/Object 12" xlink:type="simple" xlink:show="embed" xlink:actuate="onLoad"/></draw:frame></text:span><text:span text:style-name="T10">параметров </text:span><text:span text:style-name="T10"><draw:frame draw:style-name="fr6" draw:name="Объект13" text:anchor-type="as-char" svg:y="-0.443cm" svg:width="8.202cm" svg:height="0.564cm" draw:z-index="13"><draw:object xlink:href="./Object 13" xlink:type="simple" xlink:show="embed" xlink:actuate="onLoad"/><draw:image xlink:href="./ObjectReplacements/Object 13" xlink:type="simple" xlink:show="embed" xlink:actuate="onLoad"/></draw:frame></text:span><text:span text:style-name="T10">. Так как параметр t по условию не может быть отрицательным, наложим ограничение на корни: </text:span><text:span text:style-name="T10"><draw:frame draw:style-name="fr6" draw:name="Объект14" text:anchor-type="as-char" svg:y="-0.377cm" svg:width="0.926cm" svg:height="0.467cm" draw:z-index="14"><draw:object xlink:href="./Object 14" xlink:type="simple" xlink:show="embed" xlink:actuate="onLoad"/><draw:image xlink:href="./ObjectReplacements/Object 14" xlink:type="simple" xlink:show="embed" xlink:actuate="onLoad"/></draw:frame></text:span><text:span text:style-name="T10">.</text:span></text:p>
      <text:p text:style-name="P48"><text:span text:style-name="T10">В</text:span><text:span text:style-name="T1">ычисление отражен</text:span><text:span text:style-name="T12">ия и преломления</text:span></text:p>
      <text:p text:style-name="P47"><text:span text:style-name="T10"><text:tab/></text:span><text:span text:style-name="T11">Для вычисления направления пр</text:span><text:span text:style-name="T12">е</text:span><text:span text:style-name="T11">ломл</text:span><text:span text:style-name="T12">е</text:span><text:span text:style-name="T11">нного и отраженного лучей используется понятие нормали к поверхности в точке — </text:span><text:span text:style-name="T12">вектор </text:span><draw:frame draw:style-name="fr6" draw:name="Объект7" text:anchor-type="as-char" svg:y="-0.377cm" svg:width="0.434cm" svg:height="0.467cm" draw:z-index="15"><draw:object xlink:href="./Object 7" xlink:type="simple" xlink:show="embed" xlink:actuate="onLoad"/><draw:image xlink:href="./ObjectReplacements/Object 7" xlink:type="simple" xlink:show="embed" xlink:actuate="onLoad"/></draw:frame>, <text:span text:style-name="T12">перпендикулярный своей окрестности. На рисунке 2 можно увидеть как вычислить такой вектор для сферы.</text:span></text:p>
      <text:p text:style-name="P38"/>
      <text:p text:style-name="P25"><draw:frame draw:style-name="fr2" draw:name="Врезка2" text:anchor-type="as-char" svg:width="12.141cm" draw:z-index="16"><draw:text-box fo:min-height="7.574cm"><text:p text:style-name="P3"><draw:frame draw:style-name="fr4" draw:name="Изображение2" text:anchor-type="paragraph" svg:width="12.7cm" style:rel-width="100%" svg:height="7.144cm" style:rel-height="scale" draw:z-index="17"><draw:image xlink:href="Pictures/10000001000001E00000010ED8DF599E66528756.png" xlink:type="simple" xlink:show="embed" xlink:actuate="onLoad" draw:mime-type="image/png"/></draw:frame>Рис. <text:sequence text:ref-name="refРис.1" text:name="Рис." text:formula="ooow:Рис.+1" style:num-format="1">2</text:sequence><text:s/>- Нормаль к поверхности сферы</text:p></draw:text-box></draw:frame></text:p>
      <text:p text:style-name="P32"/>
      <text:p text:style-name="P19"><text:tab/><text:span text:style-name="T23">При вычислении отражения будем опираться </text:span><text:span text:style-name="T24">на </text:span><text:span text:style-name="T23">одноименный закон, гласящий что угол падения луча равен углу его отражения (рисунок 3). </text:span><text:span text:style-name="T24">Действительная формула для отраженного луча будет меняться в зависимости от материала поверхности объекта сцены, о чем будет позднее.</text:span></text:p>
      <text:p text:style-name="P15"><text:soft-page-break/><draw:frame draw:style-name="fr2" draw:name="Врезка3" text:anchor-type="as-char" svg:width="10.742cm" draw:z-index="18"><draw:text-box fo:min-height="5.913cm"><text:p text:style-name="P3"><draw:frame draw:style-name="fr4" draw:name="Изображение3" text:anchor-type="paragraph" svg:width="10.742cm" style:rel-width="100%" svg:height="5.913cm" style:rel-height="scale" draw:z-index="19"><draw:image xlink:href="Pictures/10000B51000029F6000017197975D50E0E165D97.svg" xlink:type="simple" xlink:show="embed" xlink:actuate="onLoad" draw:mime-type="image/svg+xml"/><draw:image xlink:href="Pictures/1000000100000196000000E083657234CA581AA3.png" xlink:type="simple" xlink:show="embed" xlink:actuate="onLoad" draw:mime-type="image/png"/></draw:frame>Рис. <text:sequence text:ref-name="refРис.2" text:name="Рис." text:formula="ooow:Рис.+1" style:num-format="1">3</text:sequence><text:s/>- Закон отражения</text:p></draw:text-box></draw:frame></text:p>
      <text:p text:style-name="P28"><text:tab/><text:span text:style-name="T25">Перейдем к вычислению: </text:span></text:p>
      <text:p text:style-name="P11"><text:tab/><draw:frame draw:style-name="fr2" draw:name="Врезка4" text:anchor-type="as-char" svg:width="10.663cm" draw:z-index="20"><draw:text-box fo:min-height="8.334cm"><text:p text:style-name="P5"><draw:frame draw:style-name="fr4" draw:name="Изображение4" text:anchor-type="paragraph" svg:width="10.663cm" style:rel-width="100%" svg:height="8.334cm" style:rel-height="scale" draw:z-index="21"><draw:image xlink:href="Pictures/10000001000001930000013B1BEA77CC1E715E96.png" xlink:type="simple" xlink:show="embed" xlink:actuate="onLoad" draw:mime-type="image/png"/></draw:frame>Рис. <text:sequence text:ref-name="refРис.3" text:name="Рис." text:formula="ooow:Рис.+1" style:num-format="1">4</text:sequence><text:s/>- Вычисление отражения</text:p></draw:text-box></draw:frame></text:p>
      <text:p text:style-name="P13"><text:tab/><text:span text:style-name="T26">Пусть </text:span><text:span text:style-name="T26"><draw:frame draw:style-name="fr6" draw:name="Объект15" text:anchor-type="as-char" svg:y="-0.377cm" svg:width="0.434cm" svg:height="0.467cm" draw:z-index="22"><draw:object xlink:href="./Object 15" xlink:type="simple" xlink:show="embed" xlink:actuate="onLoad"/><draw:image xlink:href="./ObjectReplacements/Object 15" xlink:type="simple" xlink:show="embed" xlink:actuate="onLoad"/></draw:frame></text:span><text:span text:style-name="T26"><text:s/>— луч, падающий на поверхность объекта и </text:span><text:span text:style-name="T26"><draw:frame draw:style-name="fr6" draw:name="Объект16" text:anchor-type="as-char" svg:y="-0.377cm" svg:width="0.434cm" svg:height="0.467cm" draw:z-index="23"><draw:object xlink:href="./Object 16" xlink:type="simple" xlink:show="embed" xlink:actuate="onLoad"/><draw:image xlink:href="./ObjectReplacements/Object 16" xlink:type="simple" xlink:show="embed" xlink:actuate="onLoad"/></draw:frame></text:span><text:span text:style-name="T26"><text:s/>— нормаль к поверхности, имеющий длину равную единице. Обратив внимание на построение на рисунке 4 можно определить вектор</text:span><text:span text:style-name="T26"><draw:frame draw:style-name="fr6" draw:name="Объект17" text:anchor-type="as-char" svg:y="-0.443cm" svg:width="0.434cm" svg:height="0.534cm" draw:z-index="24"><draw:object xlink:href="./Object 17" xlink:type="simple" xlink:show="embed" xlink:actuate="onLoad"/><draw:image xlink:href="./ObjectReplacements/Object 17" xlink:type="simple" xlink:show="embed" xlink:actuate="onLoad"/></draw:frame></text:span><text:span text:style-name="T26">: </text:span></text:p>
      <text:p text:style-name="P31"/>
      <text:p text:style-name="P11"><draw:frame draw:style-name="fr6" draw:name="Объект18" text:anchor-type="as-char" svg:y="-0.443cm" svg:width="8.655cm" svg:height="0.564cm" draw:z-index="25"><draw:object xlink:href="./Object 18" xlink:type="simple" xlink:show="embed" xlink:actuate="onLoad"/><draw:image xlink:href="./ObjectReplacements/Object 18" xlink:type="simple" xlink:show="embed" xlink:actuate="onLoad"/></draw:frame></text:p>
      <text:p text:style-name="P21"><text:tab/>тогда <text:span text:style-name="T27">отраженный можно получить так:</text:span></text:p>
      <text:p text:style-name="P20"><text:tab/><draw:frame draw:style-name="fr6" draw:name="Объект19" text:anchor-type="as-char" svg:y="-0.386cm" svg:width="3.027cm" svg:height="0.508cm" draw:z-index="26"><draw:object xlink:href="./Object 19" xlink:type="simple" xlink:show="embed" xlink:actuate="onLoad"/><draw:image xlink:href="./ObjectReplacements/Object 19" xlink:type="simple" xlink:show="embed" xlink:actuate="onLoad"/></draw:frame></text:p>
      <text:p text:style-name="P23"><text:soft-page-break/><text:tab/>Перейдем к вычислениям преломленного луча. Для этого <text:span text:style-name="T28">применим закон Снеллиуса, </text:span><text:span text:style-name="T29">известный ещё из курса элементарной оптики.</text:span><text:span text:style-name="T28"> </text:span><text:span text:style-name="T29">Он о</text:span><text:span text:style-name="T28">писываюший преломление света на границе двух прозрачных сред: угол падения света на поверхность связан с углом преломления соотношением</text:span></text:p>
      <text:p text:style-name="P22"><draw:frame draw:style-name="fr6" draw:name="Объект20" text:anchor-type="as-char" svg:y="-0.377cm" svg:width="3.136cm" svg:height="0.531cm" draw:z-index="27"><draw:object xlink:href="./Object 20" xlink:type="simple" xlink:show="embed" xlink:actuate="onLoad"/><draw:image xlink:href="./ObjectReplacements/Object 20" xlink:type="simple" xlink:show="embed" xlink:actuate="onLoad"/></draw:frame></text:p>
      <text:p text:style-name="P26">где </text:p>
      <text:list xml:id="list263036637" text:style-name="L4">
        <text:list-item>
          <text:p text:style-name="P94"><text:span text:style-name="T14"><draw:frame draw:style-name="fr6" draw:name="Объект21" text:anchor-type="as-char" svg:y="-0.377cm" svg:width="0.547cm" svg:height="0.531cm" draw:z-index="29"><draw:object xlink:href="./Object 21" xlink:type="simple" xlink:show="embed" xlink:actuate="onLoad"/><draw:image xlink:href="./ObjectReplacements/Object 21" xlink:type="simple" xlink:show="embed" xlink:actuate="onLoad"/></draw:frame></text:span><text:span text:style-name="T14">- показатель преломления среды, из которой свет падает на границу раздела</text:span><text:span text:style-name="T15">;</text:span></text:p>
        </text:list-item>
        <text:list-item>
          <text:p text:style-name="P94"><draw:frame draw:style-name="fr6" draw:name="Объект22" text:anchor-type="as-char" svg:y="-0.377cm" svg:width="0.547cm" svg:height="0.531cm" draw:z-index="28"><draw:object xlink:href="./Object 22" xlink:type="simple" xlink:show="embed" xlink:actuate="onLoad"/><draw:image xlink:href="./ObjectReplacements/Object 22" xlink:type="simple" xlink:show="embed" xlink:actuate="onLoad"/></draw:frame><text:span text:style-name="T14">- угол падения света — угол между падающим на поверхность лучом и нормалью к поверхности;</text:span></text:p>
        </text:list-item>
        <text:list-item>
          <text:p text:style-name="P94"><text:span text:style-name="T14"><draw:frame draw:style-name="fr6" draw:name="Объект23" text:anchor-type="as-char" svg:y="-0.377cm" svg:width="0.549cm" svg:height="0.531cm" draw:z-index="30"><draw:object xlink:href="./Object 23" xlink:type="simple" xlink:show="embed" xlink:actuate="onLoad"/><draw:image xlink:href="./ObjectReplacements/Object 23" xlink:type="simple" xlink:show="embed" xlink:actuate="onLoad"/><svg:desc>формула</svg:desc></draw:frame></text:span><text:span text:style-name="T14">показатель преломления среды, в которую свет попадает, пройдя границу раздела;</text:span></text:p>
        </text:list-item>
        <text:list-item>
          <text:p text:style-name="P94"><text:span text:style-name="T14"><draw:frame draw:style-name="fr6" draw:name="Объект24" text:anchor-type="as-char" svg:y="-0.377cm" svg:width="0.549cm" svg:height="0.531cm" draw:z-index="31"><draw:object xlink:href="./Object 24" xlink:type="simple" xlink:show="embed" xlink:actuate="onLoad"/><draw:image xlink:href="./ObjectReplacements/Object 24" xlink:type="simple" xlink:show="embed" xlink:actuate="onLoad"/><svg:desc>формула</svg:desc></draw:frame></text:span><text:span text:style-name="T14">- угол падения света — угол между падающим на поверхность лучом и нормалью к поверхности.</text:span></text:p>
        </text:list-item>
      </text:list>
      <text:p text:style-name="P53"><text:span text:style-name="T30">Перейдем к выводу вектора преломления: </text:span><text:span text:style-name="T31">применив закон </text:span><text:span text:style-name="T28">Снеллиуса </text:span><text:span text:style-name="T31">получим:</text:span></text:p>
      <text:p text:style-name="P90"/>
      <text:p text:style-name="P74"><draw:frame draw:style-name="fr6" draw:name="Объект25" text:anchor-type="as-char" svg:y="-0.683cm" svg:width="5.868cm" svg:height="1.124cm" draw:z-index="47"><draw:object xlink:href="./Object 26" xlink:type="simple" xlink:show="embed" xlink:actuate="onLoad"/><draw:image xlink:href="./ObjectReplacements/Object 26" xlink:type="simple" xlink:show="embed" xlink:actuate="onLoad"/><svg:desc>формула</svg:desc></draw:frame></text:p>
      <text:p text:style-name="P92"/>
      <text:p text:style-name="P77"><draw:frame draw:style-name="fr6" draw:name="Объект26" text:anchor-type="as-char" svg:y="-0.845cm" svg:width="7.689cm" svg:height="1.286cm" draw:z-index="48"><draw:object xlink:href="./Object 27" xlink:type="simple" xlink:show="embed" xlink:actuate="onLoad"/><draw:image xlink:href="./ObjectReplacements/Object 27" xlink:type="simple" xlink:show="embed" xlink:actuate="onLoad"/><svg:desc>формула</svg:desc></draw:frame></text:p>
      <text:p text:style-name="P92"/>
      <text:p text:style-name="P77"><draw:frame draw:style-name="fr6" draw:name="Объект27" text:anchor-type="as-char" svg:y="-0.683cm" svg:width="5.272cm" svg:height="1.124cm" draw:z-index="46"><draw:object xlink:href="./Object 25" xlink:type="simple" xlink:show="embed" xlink:actuate="onLoad"/><draw:image xlink:href="./ObjectReplacements/Object 25" xlink:type="simple" xlink:show="embed" xlink:actuate="onLoad"/><svg:desc>формула</svg:desc></draw:frame></text:p>
      <text:p text:style-name="P92"/>
      <text:p text:style-name="P79"><text:tab/><text:span text:style-name="T31">Вид формулы можно упростить задав</text:span><text:span text:style-name="T31"><draw:frame draw:style-name="fr6" draw:name="Объект28" text:anchor-type="as-char" svg:y="-0.377cm" svg:width="1.693cm" svg:height="0.467cm" draw:z-index="50"><draw:object xlink:href="./Object 29" xlink:type="simple" xlink:show="embed" xlink:actuate="onLoad"/><draw:image xlink:href="./ObjectReplacements/Object 29" xlink:type="simple" xlink:show="embed" xlink:actuate="onLoad"/><svg:desc>формула</svg:desc></draw:frame></text:span><text:span text:style-name="T31">и </text:span><text:span text:style-name="T31"><draw:frame draw:style-name="fr6" draw:name="Объект30" text:anchor-type="as-char" svg:y="-0.683cm" svg:width="1.178cm" svg:height="1.124cm" draw:z-index="51"><draw:object xlink:href="./Object 30" xlink:type="simple" xlink:show="embed" xlink:actuate="onLoad"/><draw:image xlink:href="./ObjectReplacements/Object 30" xlink:type="simple" xlink:show="embed" xlink:actuate="onLoad"/><svg:desc>формула</svg:desc></draw:frame></text:span><text:span text:style-name="T31"><text:s/>получая</text:span></text:p>
      <text:p text:style-name="P78"><draw:frame draw:style-name="fr6" draw:name="Объект29" text:anchor-type="as-char" svg:y="-0.48cm" svg:width="5.373cm" svg:height="0.601cm" draw:z-index="49"><draw:object xlink:href="./Object 28" xlink:type="simple" xlink:show="embed" xlink:actuate="onLoad"/><draw:image xlink:href="./ObjectReplacements/Object 28" xlink:type="simple" xlink:show="embed" xlink:actuate="onLoad"/><svg:desc>формула</svg:desc></draw:frame></text:p>
      <text:p text:style-name="P76"><text:span text:style-name="T45"/></text:p>
      <text:p text:style-name="P76"><text:span text:style-name="T45">Р</text:span><text:span text:style-name="T44">абота закона продемонстрирована на рисунке 5.</text:span></text:p>
      <text:p text:style-name="P75"><text:soft-page-break/><draw:frame draw:style-name="fr2" draw:name="Врезка5" text:anchor-type="as-char" svg:width="7.273cm" draw:z-index="32"><draw:text-box fo:min-height="10.941cm"><text:p text:style-name="P3"><draw:frame draw:style-name="fr4" draw:name="Изображение6" text:anchor-type="paragraph" svg:width="5.87cm" style:rel-width="100%" svg:height="8.327cm" style:rel-height="scale" draw:z-index="33"><draw:image xlink:href="Pictures/100007F20000415600005CAE410E202F120C0688.svg" xlink:type="simple" xlink:show="embed" xlink:actuate="onLoad" draw:mime-type="image/svg+xml"/><draw:image xlink:href="Pictures/10000001000002520000034AE1080EB2379AABF3.png" xlink:type="simple" xlink:show="embed" xlink:actuate="onLoad" draw:mime-type="image/png"/></draw:frame>Рис. <text:sequence text:ref-name="refРис.4" text:name="Рис." text:formula="ooow:Рис.+1" style:num-format="1">5</text:sequence><text:s/>- Закон Снеллиуса</text:p></draw:text-box></draw:frame></text:p>
      <text:p text:style-name="P91"/>
      <text:p text:style-name="P8">Материалы <text:span text:style-name="T32">поверхностей</text:span></text:p>
      <text:p text:style-name="P73"><text:tab/><text:span text:style-name="T32">На углы преломления и отражения не малую роль играет и тип материала из которого сделан объект. В рамках данной работы были реализованы материал, порождающий диффузное отражение, <text:s/>диэлектрики и металлы.</text:span></text:p>
      <text:p text:style-name="P88"/>
      <text:p text:style-name="P64"><text:span text:style-name="T39">М</text:span>атериал<text:span text:style-name="T39">ы с</text:span><text:span text:style-name="T33"> </text:span><text:span text:style-name="T39">д</text:span>иффузн<text:span text:style-name="T39">ым</text:span> отражение<text:span text:style-name="T39">м</text:span></text:p>
      <text:p text:style-name="P9"><text:tab/><text:span text:style-name="T34">Феномен диффузного отражения возникает </text:span><text:span text:style-name="T35">если</text:span><text:span text:style-name="T34"> неровности поверхности объекта имеют порядок длины волны (или превышают её) и расположены беспорядочно. </text:span><text:span text:style-name="T35">Работа диффузного отражения продемонстрирована на рисунке 6.</text:span></text:p>
      <text:p text:style-name="P67"><text:soft-page-break/><draw:frame draw:style-name="fr2" draw:name="Врезка6" text:anchor-type="as-char" svg:width="6.424cm" draw:z-index="34"><draw:text-box fo:min-height="9.045cm"><text:p text:style-name="P3"><draw:frame draw:style-name="fr4" draw:name="Изображение5" text:anchor-type="paragraph" svg:width="5.872cm" style:rel-width="91%" svg:height="8.267cm" style:rel-height="scale" draw:z-index="35"><draw:image xlink:href="Pictures/10000001000000FA00000160D52C25DEA123B959.png" xlink:type="simple" xlink:show="embed" xlink:actuate="onLoad" draw:mime-type="image/png"/></draw:frame>Рис. <text:sequence text:ref-name="refРис.5" text:name="Рис." text:formula="ooow:Рис.+1" style:num-format="1">6</text:sequence><text:s/>- Диффузное отражение</text:p></draw:text-box></draw:frame></text:p>
      <text:p text:style-name="P89"/>
      <text:p text:style-name="P49"><text:span text:style-name="T16"><text:tab/></text:span><text:span text:style-name="T18">П</text:span><text:span text:style-name="T16">ри моделировании такого отражения </text:span><text:span text:style-name="T17">опираются на закон Ламберта, из которого выводится что сила света плоской поверхности максимальна (</text:span><text:span text:style-name="T17"><draw:frame draw:style-name="fr6" draw:name="Объект31" text:anchor-type="as-char" svg:y="-0.377cm" svg:width="0.402cm" svg:height="0.467cm" draw:z-index="37"><draw:object xlink:href="./Object 31" xlink:type="simple" xlink:show="embed" xlink:actuate="onLoad"/><draw:image xlink:href="./ObjectReplacements/Object 31" xlink:type="simple" xlink:show="embed" xlink:actuate="onLoad"/></draw:frame></text:span><text:span text:style-name="T17">) по перпендикуляру к ней и, убывая с увеличением </text:span><text:span text:style-name="T38">θ</text:span><text:span text:style-name="T17">, становится равной нулю в касательных к поверхности направлениях (рису</text:span><text:span text:style-name="T18">н</text:span><text:span text:style-name="T17">ок 7):</text:span></text:p>
      <text:p text:style-name="P68"><draw:frame draw:style-name="fr6" draw:name="Объект32" text:anchor-type="as-char" svg:y="-0.377cm" svg:width="1.967cm" svg:height="0.531cm" draw:z-index="36"><draw:object xlink:href="./Object 32" xlink:type="simple" xlink:show="embed" xlink:actuate="onLoad"/><draw:image xlink:href="./ObjectReplacements/Object 32" xlink:type="simple" xlink:show="embed" xlink:actuate="onLoad"/></draw:frame></text:p>
      <text:p text:style-name="P85"/>
      <text:p text:style-name="P68"><draw:frame draw:style-name="fr2" draw:name="Врезка7" text:anchor-type="as-char" svg:width="9.245cm" draw:z-index="38"><draw:text-box fo:min-height="8.322cm"><text:p text:style-name="P3"><draw:frame draw:style-name="fr4" draw:name="Изображение7" text:anchor-type="paragraph" svg:width="9.483cm" style:rel-width="100%" svg:height="7.906cm" style:rel-height="scale" draw:z-index="39"><draw:image xlink:href="Pictures/10000001000003200000029B1ECA6BB0801519BB.png" xlink:type="simple" xlink:show="embed" xlink:actuate="onLoad" draw:mime-type="image/png"/></draw:frame>Рис. <text:sequence text:ref-name="refРис.6" text:name="Рис." text:formula="ooow:Рис.+1" style:num-format="1">7</text:sequence><text:s/>- Закон Ламберта</text:p></draw:text-box></draw:frame></text:p>
      <text:p text:style-name="P85"><text:soft-page-break/></text:p>
      <text:p text:style-name="P10"><text:span text:style-name="T36"><text:tab/>Н</text:span><text:span text:style-name="T37">а практике падающий луч отражается случайным образом в точку на единичной окружности, которая касается поверхности объекта в точке пересечения его и луча. На рисунке 8 это демонстрируется:</text:span></text:p>
      <text:p text:style-name="P69"><draw:frame draw:style-name="fr2" draw:name="Врезка8" text:anchor-type="as-char" svg:width="7.682cm" draw:z-index="40"><draw:text-box fo:min-height="6.396cm"><text:p text:style-name="P4"><draw:frame draw:style-name="fr4" draw:name="Изображение8" text:anchor-type="paragraph" svg:width="8.116cm" style:rel-width="100%" svg:height="5.637cm" style:rel-height="scale" draw:z-index="41"><draw:image xlink:href="Pictures/10000001000002E8000002052701EA9B55BF893E.png" xlink:type="simple" xlink:show="embed" xlink:actuate="onLoad" draw:mime-type="image/png"/></draw:frame>Рис. <text:sequence text:ref-name="refРис.7" text:name="Рис." text:formula="ooow:Рис.+1" style:num-format="1">8</text:sequence><text:s/>- Приближение диффузного отражения</text:p></draw:text-box></draw:frame></text:p>
      <text:p text:style-name="P65">Металлы</text:p>
      <text:p text:style-name="P71"><text:tab/>Металлические поверхности обладают зеркальным отражением. Но <text:span text:style-name="T40">нельзя забывать про неровности поверхности</text:span>. Можно ввести компоненту <draw:frame draw:style-name="fr7" draw:name="Объект33" text:anchor-type="as-char" svg:y="-0.377cm" svg:width="0.404cm" svg:height="0.467cm" draw:z-index="42"><draw:object xlink:href="./Object 33" xlink:type="simple" xlink:show="embed" xlink:actuate="onLoad"/><draw:image xlink:href="./ObjectReplacements/Object 33" xlink:type="simple" xlink:show="embed" xlink:actuate="onLoad"/></draw:frame>, отвечающую за <text:span text:style-name="T40">её </text:span>шероховатость, следующим образом: к направлению отраженного луча прибавляется случайный вектор, лежащий на поверхности сферы радиуса <draw:frame draw:style-name="fr7" draw:name="Объект34" text:anchor-type="as-char" svg:y="-0.377cm" svg:width="0.404cm" svg:height="0.467cm" draw:z-index="43"><draw:object xlink:href="./Object 34" xlink:type="simple" xlink:show="embed" xlink:actuate="onLoad"/><draw:image xlink:href="./ObjectReplacements/Object 34" xlink:type="simple" xlink:show="embed" xlink:actuate="onLoad"/></draw:frame>. Чем выше радиус <text:span text:style-name="T40">такой сферы, тем выше неровности. Отражение продемонстрировано на рисунке 9.</text:span></text:p>
      <text:p text:style-name="P87"/>
      <text:p text:style-name="P70"><text:span text:style-name="T40"><text:s/></text:span><text:span text:style-name="T40"><draw:frame draw:style-name="fr1" draw:name="Врезка9" text:anchor-type="as-char" svg:width="7.43cm" draw:z-index="44"><draw:text-box fo:min-height="7.024cm"><text:p text:style-name="P3"><draw:frame draw:style-name="fr3" draw:name="Изображение9" text:anchor-type="paragraph" svg:width="11.113cm" style:rel-width="100%" svg:height="8.361cm" style:rel-height="scale" draw:z-index="45"><draw:image xlink:href="Pictures/10000001000001A40000013C13FBA713B5B1E6CA.png" xlink:type="simple" xlink:show="embed" xlink:actuate="onLoad" draw:mime-type="image/png"/></draw:frame>Рис. <text:sequence text:ref-name="refРис.8" text:name="Рис." text:formula="ooow:Рис.+1" style:num-format="1">9</text:sequence><text:s/>- Зеркальное отражение + шум</text:p></draw:text-box></draw:frame></text:span></text:p>
      <text:p text:style-name="P86"><text:soft-page-break/></text:p>
      <text:p text:style-name="P71"><text:tab/><text:span text:style-name="T41">Если же результирующий вектор уйдет под поверхность, то будем считать, что он был ей поглощен. </text:span><text:span text:style-name="T42">Проверяется это просто: достаточно получить знак скалярного произведения нормали поверхности и результирующего вектора. Если знак — минус, то будет поглощение.</text:span></text:p>
      <text:p text:style-name="P66">Диэлектрики</text:p>
      <text:p text:style-name="P72"><text:tab/>Прозрачные материалы, как, например, вода или стекло, являются диэлектриками. Когда луч света достигает их поверхности, то он разбивается на отраженный и преломленный лучи. В реализации разбиения как такового происходить не будет — луч будет идти по одному из этих путей в случайном порядке. Как раз здесь и пригодится закон Снеллиуса, обсуждаемый ранее.</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8%"/>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202cm" style:type="center"/>
          <style:tab-stop style:position="16.404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02cm" style:type="center"/>
          <style:tab-stop style:position="16.404cm" style:type="righ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Рис."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27cm" fo:margin-left="2.75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48cm" fo:margin-left="0cm" fo:margin-right="0cm" fo:margin-top="2.37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8T17:28:47.660696952</meta:creation-date>
    <dc:date>2024-02-29T00:13:38.689351048</dc:date>
    <meta:editing-duration>PT1H11M18S</meta:editing-duration>
    <meta:editing-cycles>18</meta:editing-cycles>
    <meta:generator>LibreOffice/7.3.7.2$Linux_X86_64 LibreOffice_project/30$Build-2</meta:generator>
    <meta:document-statistic meta:table-count="0" meta:image-count="9" meta:object-count="34" meta:page-count="13" meta:paragraph-count="113" meta:word-count="1746" meta:character-count="13475" meta:non-whitespace-character-count="11766"/>
  </office:meta>
</office:document-meta>
</file>

<file path=Object 1/content.xml><?xml version="1.0" encoding="utf-8"?>
<math xmlns="http://www.w3.org/1998/Math/MathML" display="block">
  <semantics>
    <mrow>
      <mrow>
        <mover accent="true">
          <mi>r</mi>
          <mo stretchy="false">⃗</mo>
        </mover>
        <mo stretchy="false">=</mo>
        <mrow>
          <mi>A</mi>
          <mo stretchy="false">+</mo>
          <mi>t</mi>
        </mrow>
      </mrow>
      <mover accent="true">
        <mi>b</mi>
        <mo stretchy="false">⃗</mo>
      </mover>
    </mrow>
    <annotation encoding="StarMath 5.0">vec{r} = A + t vec{b}</annotation>
  </semantics>
</math>
</file>

<file path=Object 10/content.xml><?xml version="1.0" encoding="utf-8"?>
<math xmlns="http://www.w3.org/1998/Math/MathML" display="block">
  <semantics>
    <mrow>
      <mrow>
        <mo fence="true" form="prefix" stretchy="false">(</mo>
        <mrow>
          <mrow>
            <mi>t</mi>
            <mrow>
              <mover accent="true">
                <mi>b</mi>
                <mo stretchy="false">⃗</mo>
              </mover>
              <mo stretchy="false">+</mo>
              <mrow>
                <mo fence="true" form="prefix" stretchy="false">(</mo>
                <mrow>
                  <mrow>
                    <mi>A</mi>
                    <mo stretchy="false">−</mo>
                    <mi>C</mi>
                  </mrow>
                </mrow>
                <mo fence="true" form="postfix" stretchy="false">)</mo>
              </mrow>
            </mrow>
          </mrow>
        </mrow>
        <mo fence="true" form="postfix" stretchy="false">)</mo>
      </mrow>
      <mrow>
        <mrow>
          <mo fence="true" form="prefix" stretchy="false">(</mo>
          <mrow>
            <mrow>
              <mi>t</mi>
              <mrow>
                <mover accent="true">
                  <mi>b</mi>
                  <mo stretchy="false">⃗</mo>
                </mover>
                <mo stretchy="false">+</mo>
                <mrow>
                  <mo fence="true" form="prefix" stretchy="false">(</mo>
                  <mrow>
                    <mrow>
                      <mi>A</mi>
                      <mo stretchy="false">−</mo>
                      <mi>C</mi>
                    </mrow>
                  </mrow>
                  <mo fence="true" form="postfix" stretchy="false">)</mo>
                </mrow>
              </mrow>
            </mrow>
          </mrow>
          <mo fence="true" form="postfix" stretchy="false">)</mo>
        </mrow>
        <mo stretchy="false">=</mo>
        <msup>
          <mi>r</mi>
          <mn>2</mn>
        </msup>
      </mrow>
    </mrow>
    <annotation encoding="StarMath 5.0">(t vec b + (A - C))(t vec b + (A - C)) = r^2</annotation>
  </semantics>
</math>
</file>

<file path=Object 11/content.xml><?xml version="1.0" encoding="utf-8"?>
<math xmlns="http://www.w3.org/1998/Math/MathML" display="block">
  <semantics>
    <mrow>
      <msup>
        <mi>t</mi>
        <mn>2</mn>
      </msup>
      <mrow>
        <mrow>
          <mover accent="true">
            <mi>b</mi>
            <mo stretchy="false">⃗</mo>
          </mover>
          <mo stretchy="false">⋅</mo>
          <mover accent="true">
            <mi>b</mi>
            <mo stretchy="false">⃗</mo>
          </mover>
        </mrow>
        <mo stretchy="false">+</mo>
        <mn>2</mn>
      </mrow>
      <mi>t</mi>
      <mrow>
        <mrow>
          <mrow>
            <mover accent="true">
              <mi>b</mi>
              <mo stretchy="false">⃗</mo>
            </mover>
            <mo stretchy="false">⋅</mo>
            <mrow>
              <mo fence="true" form="prefix" stretchy="false">(</mo>
              <mrow>
                <mrow>
                  <mi>A</mi>
                  <mo stretchy="false">−</mo>
                  <mi>C</mi>
                </mrow>
              </mrow>
              <mo fence="true" form="postfix" stretchy="false">)</mo>
            </mrow>
          </mrow>
          <mo stretchy="false">+</mo>
          <mrow>
            <mrow>
              <mo fence="true" form="prefix" stretchy="false">(</mo>
              <mrow>
                <mrow>
                  <mi>A</mi>
                  <mo stretchy="false">−</mo>
                  <mi>C</mi>
                </mrow>
              </mrow>
              <mo fence="true" form="postfix" stretchy="false">)</mo>
            </mrow>
            <mo stretchy="false">⋅</mo>
            <mrow>
              <mo fence="true" form="prefix" stretchy="false">(</mo>
              <mrow>
                <mrow>
                  <mi>A</mi>
                  <mo stretchy="false">−</mo>
                  <mi>C</mi>
                </mrow>
              </mrow>
              <mo fence="true" form="postfix" stretchy="false">)</mo>
            </mrow>
          </mrow>
          <mo stretchy="false">−</mo>
          <msup>
            <mi>r</mi>
            <mn>2</mn>
          </msup>
        </mrow>
        <mo stretchy="false">=</mo>
        <mn>0</mn>
      </mrow>
    </mrow>
    <annotation encoding="StarMath 5.0">t^2 vec b cdot vec b + 2 t vec b  cdot (A - C) + (A - C) cdot (A - C) - r^2 = 0</annotation>
  </semantics>
</math>
</file>

<file path=Object 12/content.xml><?xml version="1.0" encoding="utf-8"?>
<math xmlns="http://www.w3.org/1998/Math/MathML" display="block">
  <semantics>
    <mfrac>
      <mrow>
        <mrow>
          <mo stretchy="false">−</mo>
          <mi>b</mi>
        </mrow>
        <mo stretchy="false">±</mo>
        <msqrt>
          <mrow>
            <mrow>
              <msup>
                <mi>b</mi>
                <mn>2</mn>
              </msup>
              <mo stretchy="false">−</mo>
              <mn>4</mn>
            </mrow>
            <mi mathvariant="italic">ac</mi>
          </mrow>
        </msqrt>
      </mrow>
      <mrow>
        <mn>2</mn>
        <mi>a</mi>
      </mrow>
    </mfrac>
    <annotation encoding="StarMath 5.0">frac{-b +- sqrt{b^2 - 4ac}}{2a}
</annotation>
  </semantics>
</math>
</file>

<file path=Object 13/content.xml><?xml version="1.0" encoding="utf-8"?>
<math xmlns="http://www.w3.org/1998/Math/MathML" display="block">
  <semantics>
    <mrow>
      <mrow>
        <mi>a</mi>
        <mo stretchy="false">=</mo>
        <mrow>
          <mover accent="true">
            <mi>b</mi>
            <mo stretchy="false">⃗</mo>
          </mover>
          <mo stretchy="false">⋅</mo>
          <mover accent="true">
            <mi>b</mi>
            <mo stretchy="false">⃗</mo>
          </mover>
        </mrow>
      </mrow>
      <mi>,</mi>
      <mrow>
        <mi>b</mi>
        <mo stretchy="false">=</mo>
        <mn>2</mn>
      </mrow>
      <mrow>
        <mover accent="true">
          <mi>b</mi>
          <mo stretchy="false">⃗</mo>
        </mover>
        <mo stretchy="false">⋅</mo>
        <mrow>
          <mo fence="true" form="prefix" stretchy="false">(</mo>
          <mrow>
            <mrow>
              <mi>A</mi>
              <mo stretchy="false">−</mo>
              <mi>C</mi>
            </mrow>
          </mrow>
          <mo fence="true" form="postfix" stretchy="false">)</mo>
        </mrow>
      </mrow>
      <mi>,</mi>
      <mrow>
        <mi>c</mi>
        <mo stretchy="false">=</mo>
        <mrow>
          <mrow>
            <mrow>
              <mo fence="true" form="prefix" stretchy="false">(</mo>
              <mrow>
                <mrow>
                  <mi>A</mi>
                  <mo stretchy="false">−</mo>
                  <mi>C</mi>
                </mrow>
              </mrow>
              <mo fence="true" form="postfix" stretchy="false">)</mo>
            </mrow>
            <mo stretchy="false">⋅</mo>
            <mrow>
              <mo fence="true" form="prefix" stretchy="false">(</mo>
              <mrow>
                <mrow>
                  <mi>A</mi>
                  <mo stretchy="false">−</mo>
                  <mi>C</mi>
                </mrow>
              </mrow>
              <mo fence="true" form="postfix" stretchy="false">)</mo>
            </mrow>
          </mrow>
          <mo stretchy="false">−</mo>
          <msup>
            <mi>r</mi>
            <mn>2</mn>
          </msup>
        </mrow>
      </mrow>
    </mrow>
    <annotation encoding="StarMath 5.0">a = vec b cdot vec b , b = 2 vec b cdot (A - C), c = (A - C) cdot (A - C) - r^2</annotation>
  </semantics>
</math>
</file>

<file path=Object 14/content.xml><?xml version="1.0" encoding="utf-8"?>
<math xmlns="http://www.w3.org/1998/Math/MathML" display="block">
  <semantics>
    <mrow>
      <mi>t</mi>
      <mo stretchy="false">≥</mo>
      <mn>0</mn>
    </mrow>
    <annotation encoding="StarMath 5.0">t &gt;= 0</annotation>
  </semantics>
</math>
</file>

<file path=Object 15/content.xml><?xml version="1.0" encoding="utf-8"?>
<math xmlns="http://www.w3.org/1998/Math/MathML" display="block">
  <semantics>
    <mover accent="true">
      <mi>v</mi>
      <mo stretchy="false">⃗</mo>
    </mover>
    <annotation encoding="StarMath 5.0">vec 
v</annotation>
  </semantics>
</math>
</file>

<file path=Object 16/content.xml><?xml version="1.0" encoding="utf-8"?>
<math xmlns="http://www.w3.org/1998/Math/MathML" display="block">
  <semantics>
    <mover accent="true">
      <mi>n</mi>
      <mo stretchy="false">⃗</mo>
    </mover>
    <annotation encoding="StarMath 5.0">vec n</annotation>
  </semantics>
</math>
</file>

<file path=Object 17/content.xml><?xml version="1.0" encoding="utf-8"?>
<math xmlns="http://www.w3.org/1998/Math/MathML" display="block">
  <semantics>
    <mover accent="true">
      <mi>b</mi>
      <mo stretchy="false">⃗</mo>
    </mover>
    <annotation encoding="StarMath 5.0">vec b</annotation>
  </semantics>
</math>
</file>

<file path=Object 18/content.xml><?xml version="1.0" encoding="utf-8"?>
<math xmlns="http://www.w3.org/1998/Math/MathML" display="block">
  <semantics>
    <mrow>
      <mrow>
        <mover accent="true">
          <mi>b</mi>
          <mo stretchy="false">⃗</mo>
        </mover>
        <mo stretchy="false">=</mo>
        <mrow>
          <mrow>
            <mo stretchy="false">−</mo>
            <mover accent="true">
              <mi>n</mi>
              <mo stretchy="false">⃗</mo>
            </mover>
          </mrow>
          <mo stretchy="false">⋅</mo>
          <mrow>
            <mo fence="true" form="prefix" stretchy="false">‖</mo>
            <mrow>
              <mover accent="true">
                <mi>v</mi>
                <mo stretchy="false">⃗</mo>
              </mover>
            </mrow>
            <mo fence="true" form="postfix" stretchy="false">‖</mo>
          </mrow>
          <mo stretchy="false">⋅</mo>
          <mn>1</mn>
          <mo stretchy="false">⋅</mo>
          <mi>cos</mi>
        </mrow>
      </mrow>
      <mrow>
        <mi>φ</mi>
        <mo stretchy="false">=</mo>
        <mrow>
          <mrow>
            <mo stretchy="false">−</mo>
            <mover accent="true">
              <mi>n</mi>
              <mo stretchy="false">⃗</mo>
            </mover>
          </mrow>
          <mo stretchy="false">⋅</mo>
          <mrow>
            <mo fence="true" form="prefix" stretchy="false">‖</mo>
            <mrow>
              <mover accent="true">
                <mi>v</mi>
                <mo stretchy="false">⃗</mo>
              </mover>
            </mrow>
            <mo fence="true" form="postfix" stretchy="false">‖</mo>
          </mrow>
          <mo stretchy="false">⋅</mo>
          <mrow>
            <mo fence="true" form="prefix" stretchy="false">‖</mo>
            <mrow>
              <mover accent="true">
                <mi>n</mi>
                <mo stretchy="false">⃗</mo>
              </mover>
            </mrow>
            <mo fence="true" form="postfix" stretchy="false">‖</mo>
          </mrow>
          <mo stretchy="false">⋅</mo>
          <mi>cos</mi>
        </mrow>
      </mrow>
      <mrow>
        <mi>φ</mi>
        <mo stretchy="false">=</mo>
        <mrow>
          <mo stretchy="false">−</mo>
          <mrow>
            <mo fence="true" form="prefix" stretchy="false">(</mo>
            <mrow>
              <mrow>
                <mover accent="true">
                  <mi>v</mi>
                  <mo stretchy="false">⃗</mo>
                </mover>
                <mi>,</mi>
                <mover accent="true">
                  <mi>n</mi>
                  <mo stretchy="false">⃗</mo>
                </mover>
              </mrow>
            </mrow>
            <mo fence="true" form="postfix" stretchy="false">)</mo>
          </mrow>
        </mrow>
      </mrow>
      <mover accent="true">
        <mi>n</mi>
        <mo stretchy="false">⃗</mo>
      </mover>
    </mrow>
    <annotation encoding="StarMath 5.0">vec b = - vec n cdot ldline vec v rdline cdot 1 cdot cos φ = - vec n cdot ldline vec v rdline cdot ldline vec n rdline cdot cos φ = - (vec v, vec n) vec n</annotation>
  </semantics>
</math>
</file>

<file path=Object 19/content.xml><?xml version="1.0" encoding="utf-8"?>
<math xmlns="http://www.w3.org/1998/Math/MathML" display="block">
  <semantics>
    <mrow>
      <mover accent="true">
        <mi>v</mi>
        <mo stretchy="false">⃗</mo>
      </mover>
      <mrow>
        <mi>'</mi>
        <mo stretchy="false">=</mo>
        <mrow>
          <mover accent="true">
            <mi>v</mi>
            <mo stretchy="false">⃗</mo>
          </mover>
          <mo stretchy="false">−</mo>
          <mn>2</mn>
        </mrow>
      </mrow>
      <mrow>
        <mo fence="true" form="prefix" stretchy="false">(</mo>
        <mrow>
          <mrow>
            <mover accent="true">
              <mi>v</mi>
              <mo stretchy="false">⃗</mo>
            </mover>
            <mi>,</mi>
            <mover accent="true">
              <mi>n</mi>
              <mo stretchy="false">⃗</mo>
            </mover>
          </mrow>
        </mrow>
        <mo fence="true" form="postfix" stretchy="false">)</mo>
      </mrow>
      <mover accent="true">
        <mi>n</mi>
        <mo stretchy="false">⃗</mo>
      </mover>
    </mrow>
    <annotation encoding="StarMath 5.0">vec v' = vec v - 2 (vec v, vec n) vec n</annotation>
  </semantics>
</math>
</file>

<file path=Object 2/content.xml><?xml version="1.0" encoding="utf-8"?>
<math xmlns="http://www.w3.org/1998/Math/MathML" display="block">
  <semantics>
    <mi>A</mi>
    <annotation encoding="StarMath 5.0">A</annotation>
  </semantics>
</math>
</file>

<file path=Object 20/content.xml><?xml version="1.0" encoding="utf-8"?>
<math xmlns="http://www.w3.org/1998/Math/MathML" display="block">
  <semantics>
    <mrow>
      <msub>
        <mi>η</mi>
        <mn>1</mn>
      </msub>
      <mi>sin</mi>
      <mrow>
        <msub>
          <mi>θ</mi>
          <mn>1</mn>
        </msub>
        <mo stretchy="false">=</mo>
        <msub>
          <mi>η</mi>
          <mn>2</mn>
        </msub>
      </mrow>
      <mi>sin</mi>
      <msub>
        <mi>θ</mi>
        <mn>2</mn>
      </msub>
    </mrow>
    <annotation encoding="StarMath 5.0">η_1 sin θ_1 = η_2 sin θ_2</annotation>
  </semantics>
</math>
</file>

<file path=Object 21/content.xml><?xml version="1.0" encoding="utf-8"?>
<math xmlns="http://www.w3.org/1998/Math/MathML" display="block">
  <semantics>
    <msub>
      <mi>η</mi>
      <mn>1</mn>
    </msub>
    <annotation encoding="StarMath 5.0">η_1 </annotation>
  </semantics>
</math>
</file>

<file path=Object 22/content.xml><?xml version="1.0" encoding="utf-8"?>
<math xmlns="http://www.w3.org/1998/Math/MathML" display="block">
  <semantics>
    <msub>
      <mi>θ</mi>
      <mn>1</mn>
    </msub>
    <annotation encoding="StarMath 5.0">θ_1 </annotation>
  </semantics>
</math>
</file>

<file path=Object 23/content.xml><?xml version="1.0" encoding="utf-8"?>
<math xmlns="http://www.w3.org/1998/Math/MathML" display="block">
  <semantics>
    <msub>
      <mi>η</mi>
      <mn>2</mn>
    </msub>
    <annotation encoding="StarMath 5.0">η_2 </annotation>
  </semantics>
</math>
</file>

<file path=Object 24/content.xml><?xml version="1.0" encoding="utf-8"?>
<math xmlns="http://www.w3.org/1998/Math/MathML" display="block">
  <semantics>
    <msub>
      <mi>θ</mi>
      <mn>2</mn>
    </msub>
    <annotation encoding="StarMath 5.0">θ_2</annotation>
  </semantics>
</math>
</file>

<file path=Object 25/content.xml><?xml version="1.0" encoding="utf-8"?>
<math xmlns="http://www.w3.org/1998/Math/MathML" display="block">
  <semantics>
    <mrow>
      <mover accent="true">
        <mi>v</mi>
        <mo stretchy="false">⃗</mo>
      </mover>
      <mrow>
        <mi>'</mi>
        <mo stretchy="false">=</mo>
        <mfrac>
          <msub>
            <mi>n</mi>
            <mn>1</mn>
          </msub>
          <msub>
            <mi>n</mi>
            <mn>2</mn>
          </msub>
        </mfrac>
      </mrow>
      <mrow>
        <mover accent="true">
          <mi>v</mi>
          <mo stretchy="false">⃗</mo>
        </mover>
        <mo stretchy="false">+</mo>
        <mrow>
          <mo fence="true" form="prefix" stretchy="false">(</mo>
          <mrow>
            <mrow>
              <mfrac>
                <msub>
                  <mi>n</mi>
                  <mn>1</mn>
                </msub>
                <msub>
                  <mi>n</mi>
                  <mn>2</mn>
                </msub>
              </mfrac>
              <mi>cos</mi>
              <mrow>
                <msub>
                  <mi>θ</mi>
                  <mn>1</mn>
                </msub>
                <mo stretchy="false">−</mo>
                <mi>cos</mi>
              </mrow>
              <msub>
                <mi>θ</mi>
                <mn>2</mn>
              </msub>
            </mrow>
          </mrow>
          <mo fence="true" form="postfix" stretchy="false">)</mo>
        </mrow>
      </mrow>
      <mover accent="true">
        <mi>n</mi>
        <mo stretchy="false">⃗</mo>
      </mover>
    </mrow>
    <annotation encoding="StarMath 5.0">vec v' = frac{n_1}{n_2} vec v + (frac{n_1}{n_2} cos θ_1 - cos θ_2) vec n</annotation>
  </semantics>
</math>
</file>

<file path=Object 26/content.xml><?xml version="1.0" encoding="utf-8"?>
<math xmlns="http://www.w3.org/1998/Math/MathML" display="block">
  <semantics>
    <mrow>
      <mi>sin</mi>
      <mrow>
        <msub>
          <mi>θ</mi>
          <mn>2</mn>
        </msub>
        <mo stretchy="false">=</mo>
        <mfrac>
          <msub>
            <mi>n</mi>
            <mn>1</mn>
          </msub>
          <msub>
            <mi>n</mi>
            <mn>2</mn>
          </msub>
        </mfrac>
      </mrow>
      <mi>sin</mi>
      <mrow>
        <msub>
          <mi>θ</mi>
          <mn>1</mn>
        </msub>
        <mo stretchy="false">=</mo>
        <mfrac>
          <msub>
            <mi>n</mi>
            <mn>1</mn>
          </msub>
          <msub>
            <mi>n</mi>
            <mn>2</mn>
          </msub>
        </mfrac>
      </mrow>
      <msqrt>
        <mrow>
          <mn>1</mn>
          <mo stretchy="false">−</mo>
          <msup>
            <mrow>
              <mo fence="true" form="prefix" stretchy="false">(</mo>
              <mrow>
                <mrow>
                  <mi>cos</mi>
                  <msub>
                    <mi>θ</mi>
                    <mn>1</mn>
                  </msub>
                </mrow>
              </mrow>
              <mo fence="true" form="postfix" stretchy="false">)</mo>
            </mrow>
            <mn>2</mn>
          </msup>
        </mrow>
      </msqrt>
    </mrow>
    <annotation encoding="StarMath 5.0">sin θ_2 = frac {n_1} {n_2} sin θ_1 = frac {n_1} {n_2} sqrt {1 - (cos θ_1)^2}</annotation>
  </semantics>
</math>
</file>

<file path=Object 27/content.xml><?xml version="1.0" encoding="utf-8"?>
<math xmlns="http://www.w3.org/1998/Math/MathML" display="block">
  <semantics>
    <mrow>
      <mi>cos</mi>
      <mrow>
        <msub>
          <mi>θ</mi>
          <mn>2</mn>
        </msub>
        <mo stretchy="false">=</mo>
        <msqrt>
          <mrow>
            <mn>1</mn>
            <mo stretchy="false">−</mo>
            <msup>
              <mrow>
                <mo fence="true" form="prefix" stretchy="false">(</mo>
                <mrow>
                  <mrow>
                    <mi>sin</mi>
                    <msub>
                      <mi>θ</mi>
                      <mn>2</mn>
                    </msub>
                  </mrow>
                </mrow>
                <mo fence="true" form="postfix" stretchy="false">)</mo>
              </mrow>
              <mn>2</mn>
            </msup>
          </mrow>
        </msqrt>
        <mo stretchy="false">=</mo>
        <msqrt>
          <mrow>
            <mrow>
              <mn>1</mn>
              <mo stretchy="false">−</mo>
              <msup>
                <mrow>
                  <mo fence="true" form="prefix" stretchy="false">(</mo>
                  <mrow>
                    <mfrac>
                      <msub>
                        <mi>n</mi>
                        <mn>1</mn>
                      </msub>
                      <msub>
                        <mi>n</mi>
                        <mn>2</mn>
                      </msub>
                    </mfrac>
                  </mrow>
                  <mo fence="true" form="postfix" stretchy="false">)</mo>
                </mrow>
                <mn>2</mn>
              </msup>
            </mrow>
            <msup>
              <mrow>
                <mo fence="true" form="prefix" stretchy="false">(</mo>
                <mrow>
                  <mrow>
                    <mrow>
                      <mn>1</mn>
                      <mo stretchy="false">−</mo>
                      <mi>cos</mi>
                    </mrow>
                    <msub>
                      <mi>θ</mi>
                      <mn>1</mn>
                    </msub>
                  </mrow>
                </mrow>
                <mo fence="true" form="postfix" stretchy="false">)</mo>
              </mrow>
              <mn>2</mn>
            </msup>
          </mrow>
        </msqrt>
      </mrow>
    </mrow>
    <annotation encoding="StarMath 5.0">cos θ_2 = sqrt {1 - (sin θ_2) ^ 2} = sqrt {1 - (frac{n_1}{n_2})^2 (1 - cos θ_1)^2}</annotation>
  </semantics>
</math>
</file>

<file path=Object 28/content.xml><?xml version="1.0" encoding="utf-8"?>
<math xmlns="http://www.w3.org/1998/Math/MathML" display="block">
  <semantics>
    <mrow>
      <mover accent="true">
        <mi>v</mi>
        <mo stretchy="false">⃗</mo>
      </mover>
      <mrow>
        <mi>'</mi>
        <mo stretchy="false">=</mo>
        <mi>r</mi>
      </mrow>
      <mrow>
        <mover accent="true">
          <mi>v</mi>
          <mo stretchy="false">⃗</mo>
        </mover>
        <mo stretchy="false">+</mo>
        <mrow>
          <mo fence="true" form="prefix" stretchy="false">(</mo>
          <mrow>
            <mrow>
              <mi mathvariant="italic">rc</mi>
              <mo stretchy="false">−</mo>
              <msqrt>
                <mrow>
                  <mrow>
                    <mn>1</mn>
                    <mo stretchy="false">−</mo>
                    <msup>
                      <mi>r</mi>
                      <mn>2</mn>
                    </msup>
                  </mrow>
                  <mrow>
                    <mo fence="true" form="prefix" stretchy="false">(</mo>
                    <mrow>
                      <mrow>
                        <mn>1</mn>
                        <mo stretchy="false">−</mo>
                        <msup>
                          <mi>c</mi>
                          <mn>2</mn>
                        </msup>
                      </mrow>
                    </mrow>
                    <mo fence="true" form="postfix" stretchy="false">)</mo>
                  </mrow>
                </mrow>
              </msqrt>
            </mrow>
          </mrow>
          <mo fence="true" form="postfix" stretchy="false">)</mo>
        </mrow>
      </mrow>
      <mover accent="true">
        <mi>n</mi>
        <mo stretchy="false">⃗</mo>
      </mover>
    </mrow>
    <annotation encoding="StarMath 5.0">vec v' = r vec v + (rc - sqrt {1 - r^2 (1 - c^2)}) vec n</annotation>
  </semantics>
</math>
</file>

<file path=Object 29/content.xml><?xml version="1.0" encoding="utf-8"?>
<math xmlns="http://www.w3.org/1998/Math/MathML" display="block">
  <semantics>
    <mrow>
      <mi>c</mi>
      <mo stretchy="false">=</mo>
      <mrow>
        <mrow>
          <mo stretchy="false">−</mo>
          <mover accent="true">
            <mi>n</mi>
            <mo stretchy="false">⃗</mo>
          </mover>
        </mrow>
        <mo stretchy="false">⋅</mo>
        <mover accent="true">
          <mi>v</mi>
          <mo stretchy="false">⃗</mo>
        </mover>
      </mrow>
    </mrow>
    <annotation encoding="StarMath 5.0">c = - vec n cdot vec v</annotation>
  </semantics>
</math>
</file>

<file path=Object 3/content.xml><?xml version="1.0" encoding="utf-8"?>
<math xmlns="http://www.w3.org/1998/Math/MathML" display="block">
  <semantics>
    <mover accent="true">
      <mi>b</mi>
      <mo stretchy="false">⃗</mo>
    </mover>
    <annotation encoding="StarMath 5.0">vec b</annotation>
  </semantics>
</math>
</file>

<file path=Object 30/content.xml><?xml version="1.0" encoding="utf-8"?>
<math xmlns="http://www.w3.org/1998/Math/MathML" display="block">
  <semantics>
    <mrow>
      <mi>r</mi>
      <mo stretchy="false">=</mo>
      <mfrac>
        <msub>
          <mi>n</mi>
          <mn>1</mn>
        </msub>
        <msub>
          <mi>n</mi>
          <mn>2</mn>
        </msub>
      </mfrac>
    </mrow>
    <annotation encoding="StarMath 5.0">r = frac {n_1}{n_2}</annotation>
  </semantics>
</math>
</file>

<file path=Object 31/content.xml><?xml version="1.0" encoding="utf-8"?>
<math xmlns="http://www.w3.org/1998/Math/MathML" display="block">
  <semantics>
    <mi>I</mi>
    <annotation encoding="StarMath 5.0">I</annotation>
  </semantics>
</math>
</file>

<file path=Object 32/content.xml><?xml version="1.0" encoding="utf-8"?>
<math xmlns="http://www.w3.org/1998/Math/MathML" display="block">
  <semantics>
    <mrow>
      <mrow>
        <msub>
          <mi>I</mi>
          <mi>θ</mi>
        </msub>
        <mo stretchy="false">=</mo>
        <mi>I</mi>
      </mrow>
      <mi>cos</mi>
      <mi>θ</mi>
    </mrow>
    <annotation encoding="StarMath 5.0">I_θ = I cos θ</annotation>
  </semantics>
</math>
</file>

<file path=Object 33/content.xml><?xml version="1.0" encoding="utf-8"?>
<math xmlns="http://www.w3.org/1998/Math/MathML" display="block">
  <semantics>
    <mi>f</mi>
    <annotation encoding="StarMath 5.0">f</annotation>
  </semantics>
</math>
</file>

<file path=Object 34/content.xml><?xml version="1.0" encoding="utf-8"?>
<math xmlns="http://www.w3.org/1998/Math/MathML" display="block">
  <semantics>
    <mi>f</mi>
    <annotation encoding="StarMath 5.0">f</annotation>
  </semantics>
</math>
</file>

<file path=Object 4/content.xml><?xml version="1.0" encoding="utf-8"?>
<math xmlns="http://www.w3.org/1998/Math/MathML" display="block">
  <semantics>
    <mrow>
      <msup>
        <mrow>
          <mo fence="true" form="prefix" stretchy="false">‖</mo>
          <mrow>
            <mrow>
              <mover accent="true">
                <mi>x</mi>
                <mo stretchy="false">⃗</mo>
              </mover>
              <mo stretchy="false">−</mo>
              <mi>C</mi>
            </mrow>
          </mrow>
          <mo fence="true" form="postfix" stretchy="false">‖</mo>
        </mrow>
        <mn>2</mn>
      </msup>
      <mo stretchy="false">=</mo>
      <msup>
        <mi>r</mi>
        <mn>2</mn>
      </msup>
    </mrow>
    <annotation encoding="StarMath 5.0">ldline vec x - C rdline ^ 2 = r^2</annotation>
  </semantics>
</math>
</file>

<file path=Object 5/content.xml><?xml version="1.0" encoding="utf-8"?>
<math xmlns="http://www.w3.org/1998/Math/MathML" display="block">
  <semantics>
    <mi>r</mi>
    <annotation encoding="StarMath 5.0">r</annotation>
  </semantics>
</math>
</file>

<file path=Object 6/content.xml><?xml version="1.0" encoding="utf-8"?>
<math xmlns="http://www.w3.org/1998/Math/MathML" display="block">
  <semantics>
    <mi>C</mi>
    <annotation encoding="StarMath 5.0">C</annotation>
  </semantics>
</math>
</file>

<file path=Object 7/content.xml><?xml version="1.0" encoding="utf-8"?>
<math xmlns="http://www.w3.org/1998/Math/MathML" display="block">
  <semantics>
    <mover accent="true">
      <mi>n</mi>
      <mo stretchy="false">⃗</mo>
    </mover>
    <annotation encoding="StarMath 5.0">vec n</annotation>
  </semantics>
</math>
</file>

<file path=Object 8/content.xml><?xml version="1.0" encoding="utf-8"?>
<math xmlns="http://www.w3.org/1998/Math/MathML" display="block">
  <semantics>
    <mrow>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row>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o stretchy="false">=</mo>
        <msup>
          <mi>r</mi>
          <mn>2</mn>
        </msup>
      </mrow>
    </mrow>
    <annotation encoding="StarMath 5.0">((A + t vec b) - C)((A + t vec b) - C) = r^2</annotation>
  </semantics>
</math>
</file>

<file path=Object 9/content.xml><?xml version="1.0" encoding="utf-8"?>
<math xmlns="http://www.w3.org/1998/Math/MathML" display="block">
  <semantics>
    <mrow>
      <msup>
        <mrow>
          <mo fence="true" form="prefix" stretchy="false">‖</mo>
          <mrow>
            <mrow>
              <mover accent="true">
                <mi>x</mi>
                <mo stretchy="false">⃗</mo>
              </mover>
              <mo stretchy="false">−</mo>
              <mi>C</mi>
            </mrow>
          </mrow>
          <mo fence="true" form="postfix" stretchy="false">‖</mo>
        </mrow>
        <mn>2</mn>
      </msup>
      <mo stretchy="false">=</mo>
      <msup>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n>2</mn>
      </msup>
      <mo stretchy="false">=</mo>
      <msup>
        <mi>r</mi>
        <mn>2</mn>
      </msup>
    </mrow>
    <annotation encoding="StarMath 5.0">ldline vec x - C rdline^2 = ldline (A + t vec b) - C rdline^2 = r^2</annotation>
  </semantics>
</math>
</file>